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71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5.939cm" style:use-optimal-column-width="false"/>
    </style:style>
    <style:style style:name="co4" style:family="table-column">
      <style:table-column-properties style:column-width="5.944cm" style:use-optimal-column-width="false"/>
    </style:style>
    <style:style style:name="co5" style:family="table-column">
      <style:table-column-properties style:column-width="6.368cm" style:use-optimal-column-width="false"/>
    </style:style>
    <style:style style:name="co6" style:family="table-column">
      <style:table-column-properties style:column-width="2.613cm" style:use-optimal-column-width="false"/>
    </style:style>
    <style:style style:name="co7" style:family="table-column">
      <style:table-column-properties style:column-width="5.106cm" style:use-optimal-column-width="false"/>
    </style:style>
    <style:style style:name="co8" style:family="table-column">
      <style:table-column-properties style:column-width="3.991cm" style:use-optimal-column-width="false"/>
    </style:style>
    <style:style style:name="co9" style:family="table-column">
      <style:table-column-properties style:column-width="4.316cm" style:use-optimal-column-width="false"/>
    </style:style>
    <style:style style:name="co10" style:family="table-column">
      <style:table-column-properties style:column-width="6.689cm" style:use-optimal-column-width="false"/>
    </style:style>
    <style:style style:name="co11" style:family="table-column">
      <style:table-column-properties style:column-width="2.744cm" style:use-optimal-column-width="false"/>
    </style:style>
    <style:style style:name="co12" style:family="table-column">
      <style:table-column-properties style:column-width="5.362cm" style:use-optimal-column-width="false"/>
    </style:style>
    <style:style style:name="co13" style:family="table-column">
      <style:table-column-properties style:column-width="4.191cm" style:use-optimal-column-width="false"/>
    </style:style>
    <style:style style:name="co14" style:family="table-column">
      <style:table-column-properties style:column-width="4.503cm" style:use-optimal-column-width="false"/>
    </style:style>
    <style:style style:name="co15" style:family="table-column">
      <style:table-column-properties style:column-width="6.544cm" style:use-optimal-column-width="false"/>
    </style:style>
    <style:style style:name="co16" style:family="table-column">
      <style:table-column-properties style:column-width="2.685cm" style:use-optimal-column-width="false"/>
    </style:style>
    <style:style style:name="co17" style:family="table-column">
      <style:table-column-properties style:column-width="5.246cm" style:use-optimal-column-width="false"/>
    </style:style>
    <style:style style:name="co18" style:family="table-column">
      <style:table-column-properties style:column-width="4.1cm" style:use-optimal-column-width="false"/>
    </style:style>
    <style:style style:name="co19" style:family="table-column">
      <style:table-column-properties style:column-width="4.406cm" style:use-optimal-column-width="false"/>
    </style:style>
    <style:style style:name="co20" style:family="table-column">
      <style:table-column-properties style:column-width="6.654cm" style:use-optimal-column-width="false"/>
    </style:style>
    <style:style style:name="co21" style:family="table-column">
      <style:table-column-properties style:column-width="2.73cm" style:use-optimal-column-width="false"/>
    </style:style>
    <style:style style:name="co22" style:family="table-column">
      <style:table-column-properties style:column-width="5.334cm" style:use-optimal-column-width="false"/>
    </style:style>
    <style:style style:name="co23" style:family="table-column">
      <style:table-column-properties style:column-width="4.169cm" style:use-optimal-column-width="false"/>
    </style:style>
    <style:style style:name="co24" style:family="table-column">
      <style:table-column-properties style:column-width="4.481cm" style:use-optimal-column-width="false"/>
    </style:style>
    <style:style style:name="co25" style:family="table-column">
      <style:table-column-properties style:column-width="6.478cm" style:use-optimal-column-width="false"/>
    </style:style>
    <style:style style:name="co26" style:family="table-column">
      <style:table-column-properties style:column-width="2.657cm" style:use-optimal-column-width="false"/>
    </style:style>
    <style:style style:name="co27" style:family="table-column">
      <style:table-column-properties style:column-width="5.193cm" style:use-optimal-column-width="false"/>
    </style:style>
    <style:style style:name="co28" style:family="table-column">
      <style:table-column-properties style:column-width="4.059cm" style:use-optimal-column-width="false"/>
    </style:style>
    <style:style style:name="co29" style:family="table-column">
      <style:table-column-properties style:column-width="4.361cm" style:use-optimal-column-width="false"/>
    </style:style>
    <style:style style:name="co30" style:family="table-column">
      <style:table-column-properties style:column-width="6.517cm" style:use-optimal-column-width="false"/>
    </style:style>
    <style:style style:name="co31" style:family="table-column">
      <style:table-column-properties style:column-width="2.674cm" style:use-optimal-column-width="false"/>
    </style:style>
    <style:style style:name="co32" style:family="table-column">
      <style:table-column-properties style:column-width="5.225cm" style:use-optimal-column-width="false"/>
    </style:style>
    <style:style style:name="co33" style:family="table-column">
      <style:table-column-properties style:column-width="4.083cm" style:use-optimal-column-width="false"/>
    </style:style>
    <style:style style:name="co34" style:family="table-column">
      <style:table-column-properties style:column-width="4.388cm" style:use-optimal-column-width="false"/>
    </style:style>
    <style:style style:name="co35" style:family="table-column">
      <style:table-column-properties style:column-width="5.622cm" style:use-optimal-column-width="false"/>
    </style:style>
    <style:style style:name="co36" style:family="table-column">
      <style:table-column-properties style:column-width="2.964cm" style:use-optimal-column-width="false"/>
    </style:style>
    <style:style style:name="co37" style:family="table-column">
      <style:table-column-properties style:column-width="5.791cm" style:use-optimal-column-width="false"/>
    </style:style>
    <style:style style:name="co38" style:family="table-column">
      <style:table-column-properties style:column-width="4.527cm" style:use-optimal-column-width="false"/>
    </style:style>
    <style:style style:name="co39" style:family="table-column">
      <style:table-column-properties style:column-width="4.865cm" style:use-optimal-column-width="false"/>
    </style:style>
    <style:style style:name="co40" style:family="table-column">
      <style:table-column-properties style:column-width="5.759cm" style:use-optimal-column-width="false"/>
    </style:style>
    <style:style style:name="co41" style:family="table-column">
      <style:table-column-properties style:column-width="3.037cm" style:use-optimal-column-width="false"/>
    </style:style>
    <style:style style:name="co42" style:family="table-column">
      <style:table-column-properties style:column-width="5.932cm" style:use-optimal-column-width="false"/>
    </style:style>
    <style:style style:name="co43" style:family="table-column">
      <style:table-column-properties style:column-width="4.638cm" style:use-optimal-column-width="false"/>
    </style:style>
    <style:style style:name="co44" style:family="table-column">
      <style:table-column-properties style:column-width="4.984cm" style:use-optimal-column-width="false"/>
    </style:style>
    <style:style style:name="co45" style:family="table-column">
      <style:table-column-properties style:column-width="5.721cm" style:use-optimal-column-width="false"/>
    </style:style>
    <style:style style:name="co46" style:family="table-column">
      <style:table-column-properties style:column-width="3.016cm" style:use-optimal-column-width="false"/>
    </style:style>
    <style:style style:name="co47" style:family="table-column">
      <style:table-column-properties style:column-width="5.892cm" style:use-optimal-column-width="false"/>
    </style:style>
    <style:style style:name="co48" style:family="table-column">
      <style:table-column-properties style:column-width="4.606cm" style:use-optimal-column-width="false"/>
    </style:style>
    <style:style style:name="co49" style:family="table-column">
      <style:table-column-properties style:column-width="4.951cm" style:use-optimal-column-width="false"/>
    </style:style>
    <style:style style:name="co50" style:family="table-column">
      <style:table-column-properties style:column-width="5.447cm" style:use-optimal-column-width="false"/>
    </style:style>
    <style:style style:name="co51" style:family="table-column">
      <style:table-column-properties style:column-width="2.872cm" style:use-optimal-column-width="false"/>
    </style:style>
    <style:style style:name="co52" style:family="table-column">
      <style:table-column-properties style:column-width="5.611cm" style:use-optimal-column-width="false"/>
    </style:style>
    <style:style style:name="co53" style:family="table-column">
      <style:table-column-properties style:column-width="4.386cm" style:use-optimal-column-width="false"/>
    </style:style>
    <style:style style:name="co54" style:family="table-column">
      <style:table-column-properties style:column-width="4.715cm" style:use-optimal-column-width="false"/>
    </style:style>
    <style:style style:name="co55" style:family="table-column">
      <style:table-column-properties style:column-width="5.711cm" style:use-optimal-column-width="false"/>
    </style:style>
    <style:style style:name="co56" style:family="table-column">
      <style:table-column-properties style:column-width="3.229cm" style:use-optimal-column-width="false"/>
    </style:style>
    <style:style style:name="co57" style:family="table-column">
      <style:table-column-properties style:column-width="6.308cm" style:use-optimal-column-width="false"/>
    </style:style>
    <style:style style:name="co58" style:family="table-column">
      <style:table-column-properties style:column-width="4.931cm" style:use-optimal-column-width="false"/>
    </style:style>
    <style:style style:name="co59" style:family="table-column">
      <style:table-column-properties style:column-width="4.978cm" style:use-optimal-column-width="false"/>
    </style:style>
    <style:style style:name="co60" style:family="table-column">
      <style:table-column-properties style:column-width="5.581cm" style:use-optimal-column-width="false"/>
    </style:style>
    <style:style style:name="co61" style:family="table-column">
      <style:table-column-properties style:column-width="3.156cm" style:use-optimal-column-width="false"/>
    </style:style>
    <style:style style:name="co62" style:family="table-column">
      <style:table-column-properties style:column-width="6.165cm" style:use-optimal-column-width="false"/>
    </style:style>
    <style:style style:name="co63" style:family="table-column">
      <style:table-column-properties style:column-width="4.819cm" style:use-optimal-column-width="false"/>
    </style:style>
    <style:style style:name="co64" style:family="table-column">
      <style:table-column-properties style:column-width="4.868cm" style:use-optimal-column-width="false"/>
    </style:style>
    <style:style style:name="co65" style:family="table-column">
      <style:table-column-properties style:column-width="5.603cm" style:use-optimal-column-width="false"/>
    </style:style>
    <style:style style:name="co66" style:family="table-column">
      <style:table-column-properties style:column-width="2.826cm" style:use-optimal-column-width="false"/>
    </style:style>
    <style:style style:name="co67" style:family="table-column">
      <style:table-column-properties style:column-width="5.522cm" style:use-optimal-column-width="false"/>
    </style:style>
    <style:style style:name="co68" style:family="table-column">
      <style:table-column-properties style:column-width="4.317cm" style:use-optimal-column-width="false"/>
    </style:style>
    <style:style style:name="co69" style:family="table-column">
      <style:table-column-properties style:column-width="4.297cm" style:use-optimal-column-width="false"/>
    </style:style>
    <style:style style:name="co70" style:family="table-column">
      <style:table-column-properties style:column-width="2.896cm" style:use-optimal-column-width="false"/>
    </style:style>
    <style:style style:name="co71" style:family="table-column">
      <style:table-column-properties style:column-width="5.657cm" style:use-optimal-column-width="false"/>
    </style:style>
    <style:style style:name="co72" style:family="table-column">
      <style:table-column-properties style:column-width="4.422cm" style:use-optimal-column-width="false"/>
    </style:style>
    <style:style style:name="co73" style:family="table-column">
      <style:table-column-properties style:column-width="4.464cm" style:use-optimal-column-width="false"/>
    </style:style>
    <style:style style:name="co74" style:family="table-column">
      <style:table-column-properties style:column-width="3.528cm" style:use-optimal-column-width="false"/>
    </style:style>
    <style:style style:name="co75" style:family="table-column">
      <style:table-column-properties style:column-width="2.715cm" style:use-optimal-column-width="false"/>
    </style:style>
    <style:style style:name="co76" style:family="table-column">
      <style:table-column-properties style:column-width="5.304cm" style:use-optimal-column-width="false"/>
    </style:style>
    <style:style style:name="co77" style:family="table-column">
      <style:table-column-properties style:column-width="4.146cm" style:use-optimal-column-width="false"/>
    </style:style>
    <style:style style:name="co78" style:family="table-column">
      <style:table-column-properties style:column-width="4.186cm" style:use-optimal-column-width="false"/>
    </style:style>
    <style:style style:name="co79" style:family="table-column">
      <style:table-column-properties style:column-width="3.704cm" style:use-optimal-column-width="false"/>
    </style:style>
    <style:style style:name="co80" style:family="table-column">
      <style:table-column-properties style:column-width="2.448cm" style:use-optimal-column-width="false"/>
    </style:style>
    <style:style style:name="co81" style:family="table-column">
      <style:table-column-properties style:column-width="4.786cm" style:use-optimal-column-width="false"/>
    </style:style>
    <style:style style:name="co82" style:family="table-column">
      <style:table-column-properties style:column-width="3.74cm" style:use-optimal-column-width="false"/>
    </style:style>
    <style:style style:name="co83" style:family="table-column">
      <style:table-column-properties style:column-width="3.532cm" style:use-optimal-column-width="false"/>
    </style:style>
    <style:style style:name="co84" style:family="table-column">
      <style:table-column-properties style:column-width="3.7cm" style:use-optimal-column-width="false"/>
    </style:style>
    <style:style style:name="co85" style:family="table-column">
      <style:table-column-properties style:column-width="2.357cm" style:use-optimal-column-width="false"/>
    </style:style>
    <style:style style:name="co86" style:family="table-column">
      <style:table-column-properties style:column-width="4.605cm" style:use-optimal-column-width="false"/>
    </style:style>
    <style:style style:name="co87" style:family="table-column">
      <style:table-column-properties style:column-width="3.6cm" style:use-optimal-column-width="false"/>
    </style:style>
    <style:style style:name="co88" style:family="table-column">
      <style:table-column-properties style:column-width="3.401cm" style:use-optimal-column-width="false"/>
    </style:style>
    <style:style style:name="ro1" style:family="table-row">
      <style:table-row-properties style:row-height="1.396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732cm"/>
    </style:style>
    <style:style style:name="ro4" style:family="table-row">
      <style:table-row-properties style:row-height="0.911cm"/>
    </style:style>
    <style:style style:name="ro5" style:family="table-row">
      <style:table-row-properties style:row-height="0.945cm"/>
    </style:style>
    <style:style style:name="ro6" style:family="table-row">
      <style:table-row-properties style:row-height="3.039cm"/>
    </style:style>
    <style:style style:name="ro7" style:family="table-row">
      <style:table-row-properties style:row-height="1.259cm"/>
    </style:style>
    <style:style style:name="ro8" style:family="table-row">
      <style:table-row-properties style:row-height="1.253cm"/>
    </style:style>
    <style:style style:name="ro9" style:family="table-row">
      <style:table-row-properties style:row-height="1.878cm"/>
    </style:style>
    <style:style style:name="ro10" style:family="table-row">
      <style:table-row-properties style:row-height="1.085cm"/>
    </style:style>
    <style:style style:name="ro11" style:family="table-row">
      <style:table-row-properties style:row-height="1.882cm"/>
    </style:style>
    <style:style style:name="ro12" style:family="table-row">
      <style:table-row-properties style:row-height="2.073cm"/>
    </style:style>
    <style:style style:name="ro13" style:family="table-row">
      <style:table-row-properties style:row-height="1.197cm"/>
    </style:style>
    <style:style style:name="ro14" style:family="table-row">
      <style:table-row-properties style:row-height="2.081cm"/>
    </style:style>
    <style:style style:name="ro15" style:family="table-row">
      <style:table-row-properties style:row-height="2.825cm"/>
    </style:style>
    <style:style style:name="ro16" style:family="table-row">
      <style:table-row-properties style:row-height="1.146cm"/>
    </style:style>
    <style:style style:name="ro17" style:family="table-row">
      <style:table-row-properties style:row-height="1.986cm"/>
    </style:style>
    <style:style style:name="ro18" style:family="table-row">
      <style:table-row-properties style:row-height="1.997cm"/>
    </style:style>
    <style:style style:name="ro19" style:family="table-row">
      <style:table-row-properties style:row-height="2.294cm"/>
    </style:style>
    <style:style style:name="ro20" style:family="table-row">
      <style:table-row-properties style:row-height="1.325cm"/>
    </style:style>
    <style:style style:name="ro21" style:family="table-row">
      <style:table-row-properties style:row-height="1.326cm"/>
    </style:style>
    <style:style style:name="ro22" style:family="table-row">
      <style:table-row-properties style:row-height="2.775cm"/>
    </style:style>
    <style:style style:name="ro23" style:family="table-row">
      <style:table-row-properties style:row-height="1.603cm"/>
    </style:style>
    <style:style style:name="ro24" style:family="table-row">
      <style:table-row-properties style:row-height="1.604cm"/>
    </style:style>
    <style:style style:name="ro25" style:family="table-row">
      <style:table-row-properties style:row-height="2.386cm"/>
    </style:style>
    <style:style style:name="ro26" style:family="table-row">
      <style:table-row-properties style:row-height="1.378cm"/>
    </style:style>
    <style:style style:name="ro27" style:family="table-row">
      <style:table-row-properties style:row-height="1.382cm"/>
    </style:style>
    <style:style style:name="ro28" style:family="table-row">
      <style:table-row-properties style:row-height="2.383cm"/>
    </style:style>
    <style:style style:name="ro29" style:family="table-row">
      <style:table-row-properties style:row-height="1.376cm"/>
    </style:style>
    <style:style style:name="ro30" style:family="table-row">
      <style:table-row-properties style:row-height="1.385cm"/>
    </style:style>
    <style:style style:name="ro31" style:family="table-row">
      <style:table-row-properties style:row-height="2.353cm"/>
    </style:style>
    <style:style style:name="ro32" style:family="table-row">
      <style:table-row-properties style:row-height="1.359cm"/>
    </style:style>
    <style:style style:name="ro33" style:family="table-row">
      <style:table-row-properties style:row-height="1.361cm"/>
    </style:style>
    <style:style style:name="ro34" style:family="table-row">
      <style:table-row-properties style:row-height="2.144cm"/>
    </style:style>
    <style:style style:name="ro35" style:family="table-row">
      <style:table-row-properties style:row-height="1.238cm"/>
    </style:style>
    <style:style style:name="ro36" style:family="table-row">
      <style:table-row-properties style:row-height="1.242cm"/>
    </style:style>
    <style:style style:name="ro37" style:family="table-row">
      <style:table-row-properties style:row-height="2.189cm"/>
    </style:style>
    <style:style style:name="ro38" style:family="table-row">
      <style:table-row-properties style:row-height="1.264cm"/>
    </style:style>
    <style:style style:name="ro39" style:family="table-row">
      <style:table-row-properties style:row-height="1.273cm"/>
    </style:style>
    <style:style style:name="ro40" style:family="table-row">
      <style:table-row-properties style:row-height="1.683cm"/>
    </style:style>
    <style:style style:name="ro41" style:family="table-row">
      <style:table-row-properties style:row-height="0.972cm"/>
    </style:style>
    <style:style style:name="ro42" style:family="table-row">
      <style:table-row-properties style:row-height="3.31cm"/>
    </style:style>
    <style:style style:name="ro43" style:family="table-row">
      <style:table-row-properties style:row-height="2.328cm"/>
    </style:style>
    <style:style style:name="ro44" style:family="table-row">
      <style:table-row-properties style:row-height="1.344cm"/>
    </style:style>
    <style:style style:name="ro45" style:family="table-row">
      <style:table-row-properties style:row-height="2.335cm"/>
    </style:style>
    <style:style style:name="ro46" style:family="table-row">
      <style:table-row-properties style:row-height="1.894cm"/>
    </style:style>
    <style:style style:name="ro47" style:family="table-row">
      <style:table-row-properties style:row-height="2.079cm"/>
    </style:style>
    <style:style style:name="ro48" style:family="table-row">
      <style:table-row-properties style:row-height="1.201cm"/>
    </style:style>
    <style:style style:name="ro49" style:family="table-row">
      <style:table-row-properties style:row-height="2.957cm"/>
    </style:style>
    <style:style style:name="ro50" style:family="table-row">
      <style:table-row-properties style:row-height="1.2cm"/>
    </style:style>
    <style:style style:name="ro51" style:family="table-row">
      <style:table-row-properties style:row-height="2.455cm"/>
    </style:style>
    <style:style style:name="ro52" style:family="table-row">
      <style:table-row-properties style:row-height="2.456cm"/>
    </style:style>
    <style:style style:name="ro53" style:family="table-row">
      <style:table-row-properties style:row-height="3.791cm"/>
    </style:style>
    <style:style style:name="ro54" style:family="table-row">
      <style:table-row-properties style:row-height="2.665cm"/>
    </style:style>
    <style:style style:name="ro55" style:family="table-row">
      <style:table-row-properties style:row-height="1.539cm"/>
    </style:style>
    <style:style style:name="ro56" style:family="table-row">
      <style:table-row-properties style:row-height="1.542cm"/>
    </style:style>
    <style:style style:name="ro57" style:family="table-row">
      <style:table-row-properties style:row-height="2.896cm"/>
    </style:style>
    <style:style style:name="ro58" style:family="table-row">
      <style:table-row-properties style:row-height="2.038cm"/>
    </style:style>
    <style:style style:name="ro59" style:family="table-row">
      <style:table-row-properties style:row-height="2.04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style:paragraph-properties style:text-autospace="none"/>
      <style:text-properties fo:font-size="18pt"/>
    </style:style>
    <style:style style:name="P9" style:family="paragraph">
      <style:paragraph-properties fo:text-align="end" style:text-autospace="none"/>
      <style:text-properties fo:font-size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ll complaints aggregated into two corpora:</text:p>
                <text:list>
                  <text:list-item>
                    <text:p>Well Fargo complaints</text:p>
                  </text:list-item>
                  <text:list-item>
                    <text:p>Other banks</text:p>
                  </text:list-item>
                </text:list>
              </text:list-item>
              <text:list-item>
                <text:p>Comparative sentiment analysis performed</text:p>
              </text:list-item>
              <text:list-item>
                <text:p>Corpora parsed for noun and verb phrases (NPs and VPs) have been</text:p>
              </text:list-item>
              <text:list-item>
                <text:p>Frequency analysis of NPs and VPs performed</text:p>
              </text:list-item>
              <text:list-item>
                <text:p>Areas of concern identified where Wells Fargo underperformed compared to competito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ntiment analysis</text:p>
          </draw:text-box>
        </draw:frame>
        <draw:frame draw:style-name="standard" draw:layer="layout" svg:width="25.198cm" svg:height="4.858cm" svg:x="1.062cm" svg:y="4.521cm" presentation:class="table" presentation:user-transformed="true">
          <table:table table:template-name="sun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Wells Fargo</text:p>
              </table:table-cell>
              <table:table-cell>
                <text:p text:style-name="P2">Other banks</text:p>
              </table:table-cell>
            </table:table-row>
            <table:table-row table:style-name="ro2" table:default-cell-style-name="ce1">
              <table:table-cell>
                <text:p text:style-name="P2">Polarity</text:p>
              </table:table-cell>
              <table:table-cell>
                <text:p text:style-name="P2">0.0112748338427</text:p>
              </table:table-cell>
              <table:table-cell>
                <text:p text:style-name="P2">0.0141760670126</text:p>
              </table:table-cell>
            </table:table-row>
            <table:table-row table:style-name="ro3" table:default-cell-style-name="ce1">
              <table:table-cell>
                <text:p text:style-name="P2">Subjectivity</text:p>
              </table:table-cell>
              <table:table-cell>
                <text:p text:style-name="P2">0.395043041744</text:p>
              </table:table-cell>
              <table:table-cell>
                <text:p text:style-name="P2">0.38971937454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8.312cm" svg:height="3.095cm" svg:x="4.04cm" svg:y="16.764cm">
          <draw:text-box>
            <text:p text:style-name="P2">Wells Fargo patterns in line with other banks on the polarity </text:p>
            <text:p text:style-name="P2">and subjectivity of customers' complaints</text:p>
            <text:p text:style-name="P2"><text:s text:c="29"/></text:p>
          </draw:text-box>
        </draw:frame>
        <draw:frame draw:style-name="gr3" draw:text-style-name="P3" draw:layer="layout" svg:width="12.448cm" svg:height="2.384cm" svg:x="4.04cm" svg:y="11.332cm">
          <draw:text-box>
            <text:p text:style-name="P2">Polarity:<text:tab/><text:tab/>negative vs. positive emotion</text:p>
            <text:p text:style-name="P2">scale: <text:tab/><text:tab/>-1 ……………….. 1</text:p>
            <text:p text:style-name="P2"><text:s text:c="29"/></text:p>
          </draw:text-box>
        </draw:frame>
        <draw:frame draw:style-name="gr3" draw:text-style-name="P3" draw:layer="layout" svg:width="8.719cm" svg:height="2.384cm" svg:x="4.064cm" svg:y="13.716cm">
          <draw:text-box>
            <text:p text:style-name="P2">Subjecitvity:<text:tab/>fact vs. opinion </text:p>
            <text:p text:style-name="P2">scale: <text:tab/><text:tab/>0 ……..…….. 1</text:p>
            <text:p text:style-name="P2"><text:s text:c="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tegories of analysis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requency: number of occurrences of a linguistic item</text:p>
              </text:list-item>
              <text:list-item>
                <text:p>normalized frequency: number of occurrences <text:s/>corrected for corpus size</text:p>
              </text:list-item>
              <text:list-item>
                <text:p>normalization formula:</text:p>
                <text:p/>
                <text:p/>
              </text:list-item>
              <text:list-item>
                <text:p>difference: </text:p>
                <text:list>
                  <text:list-header>
                    <text:p><text:span text:style-name="T1">Wells Fargo's normalized frequency – <text:s/>other banks' frequency</text:span>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19.812cm" svg:height="1.673cm" svg:x="4.064cm" svg:y="14.329cm">
          <draw:text-box>
            <text:p>x = (originalFreq * targetCorpusSize) / originalCorpusSize </text:p>
          </draw:text-box>
        </draw:frame>
        <draw:frame draw:style-name="gr4" draw:text-style-name="P5" draw:layer="layout" svg:width="19.812cm" svg:height="1.673cm" svg:x="4.064cm" svg:y="12.7cm">
          <draw:text-box>
            <text:p>originalFreq / originalCorpusSize = x / targetCorpusSize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rpus size</text:p>
          </draw:text-box>
        </draw:frame>
        <draw:frame draw:style-name="standard" draw:layer="layout" svg:width="17.821cm" svg:height="4.337cm" svg:x="5.224cm" svg:y="6.9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Consituents</text:p>
              </table:table-cell>
              <table:table-cell>
                <text:p>Well Fargo</text:p>
              </table:table-cell>
              <table:table-cell>
                <text:p>other banks</text:p>
              </table:table-cell>
            </table:table-row>
            <table:table-row table:style-name="ro5" table:default-cell-style-name="ce1">
              <table:table-cell>
                <text:p>Noun phrases (NPs)</text:p>
              </table:table-cell>
              <table:table-cell>
                <text:p>229575</text:p>
              </table:table-cell>
              <table:table-cell>
                <text:p>815450</text:p>
              </table:table-cell>
            </table:table-row>
            <table:table-row table:style-name="ro5" table:default-cell-style-name="ce1">
              <table:table-cell>
                <text:p>Verb phrases (VPs)</text:p>
              </table:table-cell>
              <table:table-cell>
                <text:p>158383</text:p>
              </table:table-cell>
              <table:table-cell>
                <text:p>77199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Ps: finding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tgages</text:p>
                <text:list>
                  <text:list-item>
                    <text:p>primary problem</text:p>
                  </text:list-item>
                </text:list>
              </text:list-item>
              <text:list-item>
                <text:p>loans:</text:p>
                <text:list>
                  <text:list-item>
                    <text:p>especially loan modification (significant difference)</text:p>
                  </text:list-item>
                </text:list>
              </text:list-item>
              <text:list-item>
                <text:p>legal</text:p>
                <text:list>
                  <text:list-item>
                    <text:p>not a significant trend <text:s/></text:p>
                  </text:list-item>
                </text:list>
              </text:list-item>
              <text:list-item>
                <text:p>checking and savings accounts </text:p>
                <text:list>
                  <text:list-item>
                    <text:p>barely out of line with other ba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22.393cm" svg:height="14.363cm" svg:x="1.736cm" svg:y="4.82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7" table:default-cell-style-name="ce1">
              <table:table-cell>
                <text:p text:style-name="P6">my home</text:p>
              </table:table-cell>
              <table:table-cell>
                <text:p text:style-name="P7">1318</text:p>
              </table:table-cell>
              <table:table-cell>
                <text:p text:style-name="P7">4682</text:p>
              </table:table-cell>
              <table:table-cell>
                <text:p text:style-name="P7">2435</text:p>
              </table:table-cell>
              <table:table-cell>
                <text:p text:style-name="P7">2247</text:p>
              </table:table-cell>
            </table:table-row>
            <table:table-row table:style-name="ro7" table:default-cell-style-name="ce1">
              <table:table-cell>
                <text:p text:style-name="P6">my mortgage</text:p>
              </table:table-cell>
              <table:table-cell>
                <text:p text:style-name="P7">869</text:p>
              </table:table-cell>
              <table:table-cell>
                <text:p text:style-name="P7">3087</text:p>
              </table:table-cell>
              <table:table-cell>
                <text:p text:style-name="P7">1722</text:p>
              </table:table-cell>
              <table:table-cell>
                <text:p text:style-name="P7">1365</text:p>
              </table:table-cell>
            </table:table-row>
            <table:table-row table:style-name="ro7" table:default-cell-style-name="ce1">
              <table:table-cell>
                <text:p text:style-name="P6">the house</text:p>
              </table:table-cell>
              <table:table-cell>
                <text:p text:style-name="P7">679</text:p>
              </table:table-cell>
              <table:table-cell>
                <text:p text:style-name="P7">2412</text:p>
              </table:table-cell>
              <table:table-cell>
                <text:p text:style-name="P7">1184</text:p>
              </table:table-cell>
              <table:table-cell>
                <text:p text:style-name="P7">1228</text:p>
              </table:table-cell>
            </table:table-row>
            <table:table-row table:style-name="ro7" table:default-cell-style-name="ce1">
              <table:table-cell>
                <text:p text:style-name="P6">the mortgage</text:p>
              </table:table-cell>
              <table:table-cell>
                <text:p text:style-name="P7">606</text:p>
              </table:table-cell>
              <table:table-cell>
                <text:p text:style-name="P7">2153</text:p>
              </table:table-cell>
              <table:table-cell>
                <text:p text:style-name="P7">1075</text:p>
              </table:table-cell>
              <table:table-cell>
                <text:p text:style-name="P7">1078</text:p>
              </table:table-cell>
            </table:table-row>
            <table:table-row table:style-name="ro7" table:default-cell-style-name="ce1">
              <table:table-cell>
                <text:p text:style-name="P6">the property</text:p>
              </table:table-cell>
              <table:table-cell>
                <text:p text:style-name="P7">729</text:p>
              </table:table-cell>
              <table:table-cell>
                <text:p text:style-name="P7">2589</text:p>
              </table:table-cell>
              <table:table-cell>
                <text:p text:style-name="P7">1609</text:p>
              </table:table-cell>
              <table:table-cell>
                <text:p text:style-name="P7">980</text:p>
              </table:table-cell>
            </table:table-row>
            <table:table-row table:style-name="ro7" table:default-cell-style-name="ce1">
              <table:table-cell>
                <text:p text:style-name="P6">the home</text:p>
              </table:table-cell>
              <table:table-cell>
                <text:p text:style-name="P7">555</text:p>
              </table:table-cell>
              <table:table-cell>
                <text:p text:style-name="P7">1971</text:p>
              </table:table-cell>
              <table:table-cell>
                <text:p text:style-name="P7">1018</text:p>
              </table:table-cell>
              <table:table-cell>
                <text:p text:style-name="P7">953</text:p>
              </table:table-cell>
            </table:table-row>
            <table:table-row table:style-name="ro7" table:default-cell-style-name="ce1">
              <table:table-cell>
                <text:p text:style-name="P6">our home</text:p>
              </table:table-cell>
              <table:table-cell>
                <text:p text:style-name="P7">450</text:p>
              </table:table-cell>
              <table:table-cell>
                <text:p text:style-name="P7">1598</text:p>
              </table:table-cell>
              <table:table-cell>
                <text:p text:style-name="P7">945</text:p>
              </table:table-cell>
              <table:table-cell>
                <text:p text:style-name="P7">653</text:p>
              </table:table-cell>
            </table:table-row>
            <table:table-row table:style-name="ro7" table:default-cell-style-name="ce1">
              <table:table-cell>
                <text:p text:style-name="P6">my house</text:p>
              </table:table-cell>
              <table:table-cell>
                <text:p text:style-name="P7">413</text:p>
              </table:table-cell>
              <table:table-cell>
                <text:p text:style-name="P7">1467</text:p>
              </table:table-cell>
              <table:table-cell>
                <text:p text:style-name="P7">933</text:p>
              </table:table-cell>
              <table:table-cell>
                <text:p text:style-name="P7">534</text:p>
              </table:table-cell>
            </table:table-row>
            <table:table-row table:style-name="ro8" table:default-cell-style-name="ce1">
              <table:table-cell>
                <text:p text:style-name="P6">my property</text:p>
              </table:table-cell>
              <table:table-cell>
                <text:p text:style-name="P7">300</text:p>
              </table:table-cell>
              <table:table-cell>
                <text:p text:style-name="P7">1066</text:p>
              </table:table-cell>
              <table:table-cell>
                <text:p text:style-name="P7">589</text:p>
              </table:table-cell>
              <table:table-cell>
                <text:p text:style-name="P7">477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layer="layout" svg:width="24cm" svg:height="2.719cm" svg:x="1.4cm" svg:y="0.837cm" presentation:class="title" presentation:user-transformed="true">
          <draw:text-box>
            <text:p>Noun phrases: mortgag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mortgage</text:p>
          </draw:text-box>
        </draw:frame>
        <draw:frame draw:style-name="standard" draw:layer="layout" svg:width="23.488cm" svg:height="15.11cm" svg:x="2.207cm" svg:y="3.93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9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10" table:default-cell-style-name="ce1">
              <table:table-cell>
                <text:p text:style-name="P6">our mortgage</text:p>
              </table:table-cell>
              <table:table-cell>
                <text:p text:style-name="P7">229</text:p>
              </table:table-cell>
              <table:table-cell>
                <text:p text:style-name="P7">813</text:p>
              </table:table-cell>
              <table:table-cell>
                <text:p text:style-name="P7">483</text:p>
              </table:table-cell>
              <table:table-cell>
                <text:p text:style-name="P7">330</text:p>
              </table:table-cell>
            </table:table-row>
            <table:table-row table:style-name="ro10" table:default-cell-style-name="ce1">
              <table:table-cell>
                <text:p text:style-name="P6">a mortgage</text:p>
              </table:table-cell>
              <table:table-cell>
                <text:p text:style-name="P7">292</text:p>
              </table:table-cell>
              <table:table-cell>
                <text:p text:style-name="P7">1037</text:p>
              </table:table-cell>
              <table:table-cell>
                <text:p text:style-name="P7">756</text:p>
              </table:table-cell>
              <table:table-cell>
                <text:p text:style-name="P7">281</text:p>
              </table:table-cell>
            </table:table-row>
            <table:table-row table:style-name="ro10" table:default-cell-style-name="ce1">
              <table:table-cell>
                <text:p text:style-name="P6">the foreclosure</text:p>
              </table:table-cell>
              <table:table-cell>
                <text:p text:style-name="P7">156</text:p>
              </table:table-cell>
              <table:table-cell>
                <text:p text:style-name="P7">554</text:p>
              </table:table-cell>
              <table:table-cell>
                <text:p text:style-name="P7">307</text:p>
              </table:table-cell>
              <table:table-cell>
                <text:p text:style-name="P7">247</text:p>
              </table:table-cell>
            </table:table-row>
            <table:table-row table:style-name="ro10" table:default-cell-style-name="ce1">
              <table:table-cell>
                <text:p text:style-name="P6">a home</text:p>
              </table:table-cell>
              <table:table-cell>
                <text:p text:style-name="P7">174</text:p>
              </table:table-cell>
              <table:table-cell>
                <text:p text:style-name="P7">618</text:p>
              </table:table-cell>
              <table:table-cell>
                <text:p text:style-name="P7">402</text:p>
              </table:table-cell>
              <table:table-cell>
                <text:p text:style-name="P7">216</text:p>
              </table:table-cell>
            </table:table-row>
            <table:table-row table:style-name="ro10" table:default-cell-style-name="ce1">
              <table:table-cell>
                <text:p text:style-name="P6">reverse mortgage</text:p>
              </table:table-cell>
              <table:table-cell>
                <text:p text:style-name="P7">75</text:p>
              </table:table-cell>
              <table:table-cell>
                <text:p text:style-name="P7">266</text:p>
              </table:table-cell>
              <table:table-cell>
                <text:p text:style-name="P7">65</text:p>
              </table:table-cell>
              <table:table-cell>
                <text:p text:style-name="P7">201</text:p>
              </table:table-cell>
            </table:table-row>
            <table:table-row table:style-name="ro9" table:default-cell-style-name="ce1">
              <table:table-cell>
                <text:p text:style-name="P6">the mortgage company</text:p>
              </table:table-cell>
              <table:table-cell>
                <text:p text:style-name="P7">109</text:p>
              </table:table-cell>
              <table:table-cell>
                <text:p text:style-name="P7">387</text:p>
              </table:table-cell>
              <table:table-cell>
                <text:p text:style-name="P7">204</text:p>
              </table:table-cell>
              <table:table-cell>
                <text:p text:style-name="P7">183</text:p>
              </table:table-cell>
            </table:table-row>
            <table:table-row table:style-name="ro10" table:default-cell-style-name="ce1">
              <table:table-cell>
                <text:p text:style-name="P6">a foreclosure</text:p>
              </table:table-cell>
              <table:table-cell>
                <text:p text:style-name="P7">112</text:p>
              </table:table-cell>
              <table:table-cell>
                <text:p text:style-name="P7">398</text:p>
              </table:table-cell>
              <table:table-cell>
                <text:p text:style-name="P7">228</text:p>
              </table:table-cell>
              <table:table-cell>
                <text:p text:style-name="P7">170</text:p>
              </table:table-cell>
            </table:table-row>
            <table:table-row table:style-name="ro10" table:default-cell-style-name="ce1">
              <table:table-cell>
                <text:p text:style-name="P6">the deed</text:p>
              </table:table-cell>
              <table:table-cell>
                <text:p text:style-name="P7">119</text:p>
              </table:table-cell>
              <table:table-cell>
                <text:p text:style-name="P7">423</text:p>
              </table:table-cell>
              <table:table-cell>
                <text:p text:style-name="P7">257</text:p>
              </table:table-cell>
              <table:table-cell>
                <text:p text:style-name="P7">166</text:p>
              </table:table-cell>
            </table:table-row>
            <table:table-row table:style-name="ro9" table:default-cell-style-name="ce1">
              <table:table-cell>
                <text:p text:style-name="P6">my mortgage company</text:p>
              </table:table-cell>
              <table:table-cell>
                <text:p text:style-name="P7">88</text:p>
              </table:table-cell>
              <table:table-cell>
                <text:p text:style-name="P7">313</text:p>
              </table:table-cell>
              <table:table-cell>
                <text:p text:style-name="P7">151</text:p>
              </table:table-cell>
              <table:table-cell>
                <text:p text:style-name="P7">162</text:p>
              </table:table-cell>
            </table:table-row>
            <table:table-row table:style-name="ro11" table:default-cell-style-name="ce1">
              <table:table-cell>
                <text:p text:style-name="P6">my mortgage payment</text:p>
              </table:table-cell>
              <table:table-cell>
                <text:p text:style-name="P7">113</text:p>
              </table:table-cell>
              <table:table-cell>
                <text:p text:style-name="P7">401</text:p>
              </table:table-cell>
              <table:table-cell>
                <text:p text:style-name="P7">244</text:p>
              </table:table-cell>
              <table:table-cell>
                <text:p text:style-name="P7">15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mortgage</text:p>
          </draw:text-box>
        </draw:frame>
        <draw:frame draw:style-name="standard" draw:layer="layout" svg:width="22.98cm" svg:height="15.802cm" svg:x="2.419cm" svg:y="3.556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2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13" table:default-cell-style-name="ce1">
              <table:table-cell>
                <text:p text:style-name="P6">our house</text:p>
              </table:table-cell>
              <table:table-cell>
                <text:p text:style-name="P7">119</text:p>
              </table:table-cell>
              <table:table-cell>
                <text:p text:style-name="P7">423</text:p>
              </table:table-cell>
              <table:table-cell>
                <text:p text:style-name="P7">266</text:p>
              </table:table-cell>
              <table:table-cell>
                <text:p text:style-name="P7">157</text:p>
              </table:table-cell>
            </table:table-row>
            <table:table-row table:style-name="ro13" table:default-cell-style-name="ce1">
              <table:table-cell>
                <text:p text:style-name="P6">a refinance</text:p>
              </table:table-cell>
              <table:table-cell>
                <text:p text:style-name="P7">83</text:p>
              </table:table-cell>
              <table:table-cell>
                <text:p text:style-name="P7">295</text:p>
              </table:table-cell>
              <table:table-cell>
                <text:p text:style-name="P7">140</text:p>
              </table:table-cell>
              <table:table-cell>
                <text:p text:style-name="P7">155</text:p>
              </table:table-cell>
            </table:table-row>
            <table:table-row table:style-name="ro13" table:default-cell-style-name="ce1">
              <table:table-cell>
                <text:p text:style-name="P6">a deed</text:p>
              </table:table-cell>
              <table:table-cell>
                <text:p text:style-name="P7">84</text:p>
              </table:table-cell>
              <table:table-cell>
                <text:p text:style-name="P7">298</text:p>
              </table:table-cell>
              <table:table-cell>
                <text:p text:style-name="P7">149</text:p>
              </table:table-cell>
              <table:table-cell>
                <text:p text:style-name="P7">149</text:p>
              </table:table-cell>
            </table:table-row>
            <table:table-row table:style-name="ro13" table:default-cell-style-name="ce1">
              <table:table-cell>
                <text:p text:style-name="P6">this property</text:p>
              </table:table-cell>
              <table:table-cell>
                <text:p text:style-name="P7">99</text:p>
              </table:table-cell>
              <table:table-cell>
                <text:p text:style-name="P7">352</text:p>
              </table:table-cell>
              <table:table-cell>
                <text:p text:style-name="P7">204</text:p>
              </table:table-cell>
              <table:table-cell>
                <text:p text:style-name="P7">148</text:p>
              </table:table-cell>
            </table:table-row>
            <table:table-row table:style-name="ro12" table:default-cell-style-name="ce1">
              <table:table-cell>
                <text:p text:style-name="P6">my mortgage payments</text:p>
              </table:table-cell>
              <table:table-cell>
                <text:p text:style-name="P7">95</text:p>
              </table:table-cell>
              <table:table-cell>
                <text:p text:style-name="P7">337</text:p>
              </table:table-cell>
              <table:table-cell>
                <text:p text:style-name="P7">205</text:p>
              </table:table-cell>
              <table:table-cell>
                <text:p text:style-name="P7">132</text:p>
              </table:table-cell>
            </table:table-row>
            <table:table-row table:style-name="ro13" table:default-cell-style-name="ce1">
              <table:table-cell>
                <text:p text:style-name="P6">this house</text:p>
              </table:table-cell>
              <table:table-cell>
                <text:p text:style-name="P7">69</text:p>
              </table:table-cell>
              <table:table-cell>
                <text:p text:style-name="P7">245</text:p>
              </table:table-cell>
              <table:table-cell>
                <text:p text:style-name="P7">122</text:p>
              </table:table-cell>
              <table:table-cell>
                <text:p text:style-name="P7">123</text:p>
              </table:table-cell>
            </table:table-row>
            <table:table-row table:style-name="ro13" table:default-cell-style-name="ce1">
              <table:table-cell>
                <text:p text:style-name="P6">the homeowner</text:p>
              </table:table-cell>
              <table:table-cell>
                <text:p text:style-name="P7">69</text:p>
              </table:table-cell>
              <table:table-cell>
                <text:p text:style-name="P7">245</text:p>
              </table:table-cell>
              <table:table-cell>
                <text:p text:style-name="P7">126</text:p>
              </table:table-cell>
              <table:table-cell>
                <text:p text:style-name="P7">119</text:p>
              </table:table-cell>
            </table:table-row>
            <table:table-row table:style-name="ro13" table:default-cell-style-name="ce1">
              <table:table-cell>
                <text:p text:style-name="P6">a mortgage payment</text:p>
              </table:table-cell>
              <table:table-cell>
                <text:p text:style-name="P7">55</text:p>
              </table:table-cell>
              <table:table-cell>
                <text:p text:style-name="P7">195</text:p>
              </table:table-cell>
              <table:table-cell>
                <text:p text:style-name="P7">82</text:p>
              </table:table-cell>
              <table:table-cell>
                <text:p text:style-name="P7">113</text:p>
              </table:table-cell>
            </table:table-row>
            <table:table-row table:style-name="ro13" table:default-cell-style-name="ce1">
              <table:table-cell>
                <text:p text:style-name="P6">my realtor</text:p>
              </table:table-cell>
              <table:table-cell>
                <text:p text:style-name="P7">63</text:p>
              </table:table-cell>
              <table:table-cell>
                <text:p text:style-name="P7">224</text:p>
              </table:table-cell>
              <table:table-cell>
                <text:p text:style-name="P7">112</text:p>
              </table:table-cell>
              <table:table-cell>
                <text:p text:style-name="P7">112</text:p>
              </table:table-cell>
            </table:table-row>
            <table:table-row table:style-name="ro14" table:default-cell-style-name="ce1">
              <table:table-cell>
                <text:p text:style-name="P6">the foreclosure process</text:p>
              </table:table-cell>
              <table:table-cell>
                <text:p text:style-name="P7">61</text:p>
              </table:table-cell>
              <table:table-cell>
                <text:p text:style-name="P7">217</text:p>
              </table:table-cell>
              <table:table-cell>
                <text:p text:style-name="P7">112</text:p>
              </table:table-cell>
              <table:table-cell>
                <text:p text:style-name="P7">10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mortgage</text:p>
          </draw:text-box>
        </draw:frame>
        <draw:frame draw:style-name="standard" draw:layer="layout" svg:width="23.367cm" svg:height="16.509cm" svg:x="2.363cm" svg:y="3.64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5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16" table:default-cell-style-name="ce1">
              <table:table-cell>
                <text:p text:style-name="P6">their home</text:p>
              </table:table-cell>
              <table:table-cell>
                <text:p text:style-name="P7">45</text:p>
              </table:table-cell>
              <table:table-cell>
                <text:p text:style-name="P7">160</text:p>
              </table:table-cell>
              <table:table-cell>
                <text:p text:style-name="P7">61</text:p>
              </table:table-cell>
              <table:table-cell>
                <text:p text:style-name="P7">99</text:p>
              </table:table-cell>
            </table:table-row>
            <table:table-row table:style-name="ro17" table:default-cell-style-name="ce1">
              <table:table-cell>
                <text:p text:style-name="P6">my mortgage account</text:p>
              </table:table-cell>
              <table:table-cell>
                <text:p text:style-name="P7">47</text:p>
              </table:table-cell>
              <table:table-cell>
                <text:p text:style-name="P7">167</text:p>
              </table:table-cell>
              <table:table-cell>
                <text:p text:style-name="P7">72</text:p>
              </table:table-cell>
              <table:table-cell>
                <text:p text:style-name="P7">95</text:p>
              </table:table-cell>
            </table:table-row>
            <table:table-row table:style-name="ro16" table:default-cell-style-name="ce1">
              <table:table-cell>
                <text:p text:style-name="P6">their homes</text:p>
              </table:table-cell>
              <table:table-cell>
                <text:p text:style-name="P7">45</text:p>
              </table:table-cell>
              <table:table-cell>
                <text:p text:style-name="P7">160</text:p>
              </table:table-cell>
              <table:table-cell>
                <text:p text:style-name="P7">67</text:p>
              </table:table-cell>
              <table:table-cell>
                <text:p text:style-name="P7">93</text:p>
              </table:table-cell>
            </table:table-row>
            <table:table-row table:style-name="ro16" table:default-cell-style-name="ce1">
              <table:table-cell>
                <text:p text:style-name="P6">this home</text:p>
              </table:table-cell>
              <table:table-cell>
                <text:p text:style-name="P7">59</text:p>
              </table:table-cell>
              <table:table-cell>
                <text:p text:style-name="P7">210</text:p>
              </table:table-cell>
              <table:table-cell>
                <text:p text:style-name="P7">117</text:p>
              </table:table-cell>
              <table:table-cell>
                <text:p text:style-name="P7">93</text:p>
              </table:table-cell>
            </table:table-row>
            <table:table-row table:style-name="ro17" table:default-cell-style-name="ce1">
              <table:table-cell>
                <text:p text:style-name="P6">monthly mortgage payment</text:p>
              </table:table-cell>
              <table:table-cell>
                <text:p text:style-name="P7">48</text:p>
              </table:table-cell>
              <table:table-cell>
                <text:p text:style-name="P7">170</text:p>
              </table:table-cell>
              <table:table-cell>
                <text:p text:style-name="P7">81</text:p>
              </table:table-cell>
              <table:table-cell>
                <text:p text:style-name="P7">89</text:p>
              </table:table-cell>
            </table:table-row>
            <table:table-row table:style-name="ro16" table:default-cell-style-name="ce1">
              <table:table-cell>
                <text:p text:style-name="P6">the refinance</text:p>
              </table:table-cell>
              <table:table-cell>
                <text:p text:style-name="P7">54</text:p>
              </table:table-cell>
              <table:table-cell>
                <text:p text:style-name="P7">192</text:p>
              </table:table-cell>
              <table:table-cell>
                <text:p text:style-name="P7">105</text:p>
              </table:table-cell>
              <table:table-cell>
                <text:p text:style-name="P7">87</text:p>
              </table:table-cell>
            </table:table-row>
            <table:table-row table:style-name="ro16" table:default-cell-style-name="ce1">
              <table:table-cell>
                <text:p text:style-name="P6">a property</text:p>
              </table:table-cell>
              <table:table-cell>
                <text:p text:style-name="P7">58</text:p>
              </table:table-cell>
              <table:table-cell>
                <text:p text:style-name="P7">206</text:p>
              </table:table-cell>
              <table:table-cell>
                <text:p text:style-name="P7">125</text:p>
              </table:table-cell>
              <table:table-cell>
                <text:p text:style-name="P7">81</text:p>
              </table:table-cell>
            </table:table-row>
            <table:table-row table:style-name="ro17" table:default-cell-style-name="ce1">
              <table:table-cell>
                <text:p text:style-name="P6">the mortgage payment</text:p>
              </table:table-cell>
              <table:table-cell>
                <text:p text:style-name="P7">41</text:p>
              </table:table-cell>
              <table:table-cell>
                <text:p text:style-name="P7">146</text:p>
              </table:table-cell>
              <table:table-cell>
                <text:p text:style-name="P7">65</text:p>
              </table:table-cell>
              <table:table-cell>
                <text:p text:style-name="P7">81</text:p>
              </table:table-cell>
            </table:table-row>
            <table:table-row table:style-name="ro18" table:default-cell-style-name="ce1">
              <table:table-cell>
                <text:p text:style-name="P6">a mortgage modification</text:p>
              </table:table-cell>
              <table:table-cell>
                <text:p text:style-name="P7">41</text:p>
              </table:table-cell>
              <table:table-cell>
                <text:p text:style-name="P7">146</text:p>
              </table:table-cell>
              <table:table-cell>
                <text:p text:style-name="P7">67</text:p>
              </table:table-cell>
              <table:table-cell>
                <text:p text:style-name="P7">79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mortgage</text:p>
          </draw:text-box>
        </draw:frame>
        <draw:frame draw:style-name="standard" draw:layer="layout" svg:width="22.747cm" svg:height="14.832cm" svg:x="2.398cm" svg:y="4.217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9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20" table:default-cell-style-name="ce1">
              <table:table-cell>
                <text:p text:style-name="P6">real estate agent</text:p>
              </table:table-cell>
              <table:table-cell>
                <text:p text:style-name="P7">43</text:p>
              </table:table-cell>
              <table:table-cell>
                <text:p text:style-name="P7">153</text:p>
              </table:table-cell>
              <table:table-cell>
                <text:p text:style-name="P7">79</text:p>
              </table:table-cell>
              <table:table-cell>
                <text:p text:style-name="P7">74</text:p>
              </table:table-cell>
            </table:table-row>
            <table:table-row table:style-name="ro19" table:default-cell-style-name="ce1">
              <table:table-cell>
                <text:p text:style-name="P6">our mortgage payments</text:p>
              </table:table-cell>
              <table:table-cell>
                <text:p text:style-name="P7">36</text:p>
              </table:table-cell>
              <table:table-cell>
                <text:p text:style-name="P7">128</text:p>
              </table:table-cell>
              <table:table-cell>
                <text:p text:style-name="P7">61</text:p>
              </table:table-cell>
              <table:table-cell>
                <text:p text:style-name="P7">67</text:p>
              </table:table-cell>
            </table:table-row>
            <table:table-row table:style-name="ro20" table:default-cell-style-name="ce1">
              <table:table-cell>
                <text:p text:style-name="P6">the principle</text:p>
              </table:table-cell>
              <table:table-cell>
                <text:p text:style-name="P7">44</text:p>
              </table:table-cell>
              <table:table-cell>
                <text:p text:style-name="P7">156</text:p>
              </table:table-cell>
              <table:table-cell>
                <text:p text:style-name="P7">90</text:p>
              </table:table-cell>
              <table:table-cell>
                <text:p text:style-name="P7">66</text:p>
              </table:table-cell>
            </table:table-row>
            <table:table-row table:style-name="ro20" table:default-cell-style-name="ce1">
              <table:table-cell>
                <text:p text:style-name="P6">a mortgage loan</text:p>
              </table:table-cell>
              <table:table-cell>
                <text:p text:style-name="P7">51</text:p>
              </table:table-cell>
              <table:table-cell>
                <text:p text:style-name="P7">181</text:p>
              </table:table-cell>
              <table:table-cell>
                <text:p text:style-name="P7">133</text:p>
              </table:table-cell>
              <table:table-cell>
                <text:p text:style-name="P7">48</text:p>
              </table:table-cell>
            </table:table-row>
            <table:table-row table:style-name="ro19" table:default-cell-style-name="ce1">
              <table:table-cell>
                <text:p text:style-name="P6">our mortgage payment</text:p>
              </table:table-cell>
              <table:table-cell>
                <text:p text:style-name="P7">31</text:p>
              </table:table-cell>
              <table:table-cell>
                <text:p text:style-name="P7">110</text:p>
              </table:table-cell>
              <table:table-cell>
                <text:p text:style-name="P7">62</text:p>
              </table:table-cell>
              <table:table-cell>
                <text:p text:style-name="P7">48</text:p>
              </table:table-cell>
            </table:table-row>
            <table:table-row table:style-name="ro20" table:default-cell-style-name="ce1">
              <table:table-cell>
                <text:p text:style-name="P6">my mortgage loan</text:p>
              </table:table-cell>
              <table:table-cell>
                <text:p text:style-name="P7">52</text:p>
              </table:table-cell>
              <table:table-cell>
                <text:p text:style-name="P7">185</text:p>
              </table:table-cell>
              <table:table-cell>
                <text:p text:style-name="P7">137</text:p>
              </table:table-cell>
              <table:table-cell>
                <text:p text:style-name="P7">48</text:p>
              </table:table-cell>
            </table:table-row>
            <table:table-row table:style-name="ro20" table:default-cell-style-name="ce1">
              <table:table-cell>
                <text:p text:style-name="P6">my property taxes</text:p>
              </table:table-cell>
              <table:table-cell>
                <text:p text:style-name="P7">32</text:p>
              </table:table-cell>
              <table:table-cell>
                <text:p text:style-name="P7">114</text:p>
              </table:table-cell>
              <table:table-cell>
                <text:p text:style-name="P7">66</text:p>
              </table:table-cell>
              <table:table-cell>
                <text:p text:style-name="P7">48</text:p>
              </table:table-cell>
            </table:table-row>
            <table:table-row table:style-name="ro21" table:default-cell-style-name="ce1">
              <table:table-cell>
                <text:p text:style-name="P6">new home</text:p>
              </table:table-cell>
              <table:table-cell>
                <text:p text:style-name="P7">48</text:p>
              </table:table-cell>
              <table:table-cell>
                <text:p text:style-name="P7">170</text:p>
              </table:table-cell>
              <table:table-cell>
                <text:p text:style-name="P7">132</text:p>
              </table:table-cell>
              <table:table-cell>
                <text:p text:style-name="P7">38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mortgage</text:p>
          </draw:text-box>
        </draw:frame>
        <draw:frame draw:style-name="standard" draw:layer="layout" svg:width="22.886cm" svg:height="10.79cm" svg:x="2.237cm" svg:y="4.91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22" table:default-cell-style-name="ce1">
              <table:table-cell>
                <text:p text:style-name="P8">NP</text:p>
              </table:table-cell>
              <table:table-cell>
                <text:p text:style-name="P8">Wells freq</text:p>
              </table:table-cell>
              <table:table-cell>
                <text:p text:style-name="P8">Wells normalized freq</text:p>
              </table:table-cell>
              <table:table-cell>
                <text:p text:style-name="P8">other banks freq</text:p>
              </table:table-cell>
              <table:table-cell>
                <text:p text:style-name="P8">difference</text:p>
              </table:table-cell>
            </table:table-row>
            <table:table-row table:style-name="ro23" table:default-cell-style-name="ce1">
              <table:table-cell>
                <text:p text:style-name="P8">xxxx mortgage</text:p>
              </table:table-cell>
              <table:table-cell>
                <text:p text:style-name="P9">123</text:p>
              </table:table-cell>
              <table:table-cell>
                <text:p text:style-name="P9">437</text:p>
              </table:table-cell>
              <table:table-cell>
                <text:p text:style-name="P9">400</text:p>
              </table:table-cell>
              <table:table-cell>
                <text:p text:style-name="P9">37</text:p>
              </table:table-cell>
            </table:table-row>
            <table:table-row table:style-name="ro23" table:default-cell-style-name="ce1">
              <table:table-cell>
                <text:p text:style-name="P8">a home equity loan</text:p>
              </table:table-cell>
              <table:table-cell>
                <text:p text:style-name="P9">39</text:p>
              </table:table-cell>
              <table:table-cell>
                <text:p text:style-name="P9">139</text:p>
              </table:table-cell>
              <table:table-cell>
                <text:p text:style-name="P9">104</text:p>
              </table:table-cell>
              <table:table-cell>
                <text:p text:style-name="P9">35</text:p>
              </table:table-cell>
            </table:table-row>
            <table:table-row table:style-name="ro23" table:default-cell-style-name="ce1">
              <table:table-cell>
                <text:p text:style-name="P8">first mortgage</text:p>
              </table:table-cell>
              <table:table-cell>
                <text:p text:style-name="P9">43</text:p>
              </table:table-cell>
              <table:table-cell>
                <text:p text:style-name="P9">153</text:p>
              </table:table-cell>
              <table:table-cell>
                <text:p text:style-name="P9">119</text:p>
              </table:table-cell>
              <table:table-cell>
                <text:p text:style-name="P9">34</text:p>
              </table:table-cell>
            </table:table-row>
            <table:table-row table:style-name="ro23" table:default-cell-style-name="ce1">
              <table:table-cell>
                <text:p text:style-name="P8">a house</text:p>
              </table:table-cell>
              <table:table-cell>
                <text:p text:style-name="P9">85</text:p>
              </table:table-cell>
              <table:table-cell>
                <text:p text:style-name="P9">302</text:p>
              </table:table-cell>
              <table:table-cell>
                <text:p text:style-name="P9">270</text:p>
              </table:table-cell>
              <table:table-cell>
                <text:p text:style-name="P9">32</text:p>
              </table:table-cell>
            </table:table-row>
            <table:table-row table:style-name="ro24" table:default-cell-style-name="ce1">
              <table:table-cell>
                <text:p text:style-name="P8">this mortgage</text:p>
              </table:table-cell>
              <table:table-cell>
                <text:p text:style-name="P9">45</text:p>
              </table:table-cell>
              <table:table-cell>
                <text:p text:style-name="P9">160</text:p>
              </table:table-cell>
              <table:table-cell>
                <text:p text:style-name="P9">129</text:p>
              </table:table-cell>
              <table:table-cell>
                <text:p text:style-name="P9">31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lending</text:p>
          </draw:text-box>
        </draw:frame>
        <draw:frame draw:style-name="standard" draw:layer="layout" svg:width="23.768cm" svg:height="15.799cm" svg:x="2.393cm" svg:y="3.81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25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26" table:default-cell-style-name="ce1">
              <table:table-cell>
                <text:p text:style-name="P6">xxxx loans</text:p>
              </table:table-cell>
              <table:table-cell>
                <text:p text:style-name="P7">76</text:p>
              </table:table-cell>
              <table:table-cell>
                <text:p text:style-name="P7">270</text:p>
              </table:table-cell>
              <table:table-cell>
                <text:p text:style-name="P7">101</text:p>
              </table:table-cell>
              <table:table-cell>
                <text:p text:style-name="P7">169</text:p>
              </table:table-cell>
            </table:table-row>
            <table:table-row table:style-name="ro26" table:default-cell-style-name="ce1">
              <table:table-cell>
                <text:p text:style-name="P6">xxxx loan</text:p>
              </table:table-cell>
              <table:table-cell>
                <text:p text:style-name="P7">36</text:p>
              </table:table-cell>
              <table:table-cell>
                <text:p text:style-name="P7">128</text:p>
              </table:table-cell>
              <table:table-cell>
                <text:p text:style-name="P7">76</text:p>
              </table:table-cell>
              <table:table-cell>
                <text:p text:style-name="P7">52</text:p>
              </table:table-cell>
            </table:table-row>
            <table:table-row table:style-name="ro26" table:default-cell-style-name="ce1">
              <table:table-cell>
                <text:p text:style-name="P6">this loan</text:p>
              </table:table-cell>
              <table:table-cell>
                <text:p text:style-name="P7">389</text:p>
              </table:table-cell>
              <table:table-cell>
                <text:p text:style-name="P7">1382</text:p>
              </table:table-cell>
              <table:table-cell>
                <text:p text:style-name="P7">760</text:p>
              </table:table-cell>
              <table:table-cell>
                <text:p text:style-name="P7">622</text:p>
              </table:table-cell>
            </table:table-row>
            <table:table-row table:style-name="ro26" table:default-cell-style-name="ce1">
              <table:table-cell>
                <text:p text:style-name="P6">these loans</text:p>
              </table:table-cell>
              <table:table-cell>
                <text:p text:style-name="P7">55</text:p>
              </table:table-cell>
              <table:table-cell>
                <text:p text:style-name="P7">195</text:p>
              </table:table-cell>
              <table:table-cell>
                <text:p text:style-name="P7">88</text:p>
              </table:table-cell>
              <table:table-cell>
                <text:p text:style-name="P7">107</text:p>
              </table:table-cell>
            </table:table-row>
            <table:table-row table:style-name="ro26" table:default-cell-style-name="ce1">
              <table:table-cell>
                <text:p text:style-name="P6">the principal</text:p>
              </table:table-cell>
              <table:table-cell>
                <text:p text:style-name="P7">79</text:p>
              </table:table-cell>
              <table:table-cell>
                <text:p text:style-name="P7">281</text:p>
              </table:table-cell>
              <table:table-cell>
                <text:p text:style-name="P7">187</text:p>
              </table:table-cell>
              <table:table-cell>
                <text:p text:style-name="P7">94</text:p>
              </table:table-cell>
            </table:table-row>
            <table:table-row table:style-name="ro26" table:default-cell-style-name="ce1">
              <table:table-cell>
                <text:p text:style-name="P6">the loans</text:p>
              </table:table-cell>
              <table:table-cell>
                <text:p text:style-name="P7">91</text:p>
              </table:table-cell>
              <table:table-cell>
                <text:p text:style-name="P7">323</text:p>
              </table:table-cell>
              <table:table-cell>
                <text:p text:style-name="P7">154</text:p>
              </table:table-cell>
              <table:table-cell>
                <text:p text:style-name="P7">169</text:p>
              </table:table-cell>
            </table:table-row>
            <table:table-row table:style-name="ro26" table:default-cell-style-name="ce1">
              <table:table-cell>
                <text:p text:style-name="P6">the loan officer</text:p>
              </table:table-cell>
              <table:table-cell>
                <text:p text:style-name="P7">78</text:p>
              </table:table-cell>
              <table:table-cell>
                <text:p text:style-name="P7">277</text:p>
              </table:table-cell>
              <table:table-cell>
                <text:p text:style-name="P7">214</text:p>
              </table:table-cell>
              <table:table-cell>
                <text:p text:style-name="P7">63</text:p>
              </table:table-cell>
            </table:table-row>
            <table:table-row table:style-name="ro25" table:default-cell-style-name="ce1">
              <table:table-cell>
                <text:p text:style-name="P6">the loan modification</text:p>
              </table:table-cell>
              <table:table-cell>
                <text:p text:style-name="P7">107</text:p>
              </table:table-cell>
              <table:table-cell>
                <text:p text:style-name="P7">380</text:p>
              </table:table-cell>
              <table:table-cell>
                <text:p text:style-name="P7">172</text:p>
              </table:table-cell>
              <table:table-cell>
                <text:p text:style-name="P7">208</text:p>
              </table:table-cell>
            </table:table-row>
            <table:table-row table:style-name="ro27" table:default-cell-style-name="ce1">
              <table:table-cell>
                <text:p text:style-name="P6">the loan amount</text:p>
              </table:table-cell>
              <table:table-cell>
                <text:p text:style-name="P7">42</text:p>
              </table:table-cell>
              <table:table-cell>
                <text:p text:style-name="P7">149</text:p>
              </table:table-cell>
              <table:table-cell>
                <text:p text:style-name="P7">78</text:p>
              </table:table-cell>
              <table:table-cell>
                <text:p text:style-name="P7">71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lending</text:p>
          </draw:text-box>
        </draw:frame>
        <draw:frame draw:style-name="standard" draw:layer="layout" svg:width="24.349cm" svg:height="16.151cm" svg:x="1.558cm" svg:y="4.064cm">
          <table:table table:template-name="default" table:use-first-row-styles="true" table:use-banding-rows-styles="true"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8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29" table:default-cell-style-name="ce1">
              <table:table-cell>
                <text:p text:style-name="P6">the loan</text:p>
              </table:table-cell>
              <table:table-cell>
                <text:p text:style-name="P7">1636</text:p>
              </table:table-cell>
              <table:table-cell>
                <text:p text:style-name="P7">5811</text:p>
              </table:table-cell>
              <table:table-cell>
                <text:p text:style-name="P7">3719</text:p>
              </table:table-cell>
              <table:table-cell>
                <text:p text:style-name="P7">2092</text:p>
              </table:table-cell>
            </table:table-row>
            <table:table-row table:style-name="ro29" table:default-cell-style-name="ce1">
              <table:table-cell>
                <text:p text:style-name="P6">the lender</text:p>
              </table:table-cell>
              <table:table-cell>
                <text:p text:style-name="P7">301</text:p>
              </table:table-cell>
              <table:table-cell>
                <text:p text:style-name="P7">1069</text:p>
              </table:table-cell>
              <table:table-cell>
                <text:p text:style-name="P7">568</text:p>
              </table:table-cell>
              <table:table-cell>
                <text:p text:style-name="P7">501</text:p>
              </table:table-cell>
            </table:table-row>
            <table:table-row table:style-name="ro29" table:default-cell-style-name="ce1">
              <table:table-cell>
                <text:p text:style-name="P6">the interest rate</text:p>
              </table:table-cell>
              <table:table-cell>
                <text:p text:style-name="P7">112</text:p>
              </table:table-cell>
              <table:table-cell>
                <text:p text:style-name="P7">398</text:p>
              </table:table-cell>
              <table:table-cell>
                <text:p text:style-name="P7">342</text:p>
              </table:table-cell>
              <table:table-cell>
                <text:p text:style-name="P7">56</text:p>
              </table:table-cell>
            </table:table-row>
            <table:table-row table:style-name="ro29" table:default-cell-style-name="ce1">
              <table:table-cell>
                <text:p text:style-name="P6">the interest</text:p>
              </table:table-cell>
              <table:table-cell>
                <text:p text:style-name="P7">182</text:p>
              </table:table-cell>
              <table:table-cell>
                <text:p text:style-name="P7">646</text:p>
              </table:table-cell>
              <table:table-cell>
                <text:p text:style-name="P7">510</text:p>
              </table:table-cell>
              <table:table-cell>
                <text:p text:style-name="P7">136</text:p>
              </table:table-cell>
            </table:table-row>
            <table:table-row table:style-name="ro29" table:default-cell-style-name="ce1">
              <table:table-cell>
                <text:p text:style-name="P6">the client</text:p>
              </table:table-cell>
              <table:table-cell>
                <text:p text:style-name="P7">46</text:p>
              </table:table-cell>
              <table:table-cell>
                <text:p text:style-name="P7">163</text:p>
              </table:table-cell>
              <table:table-cell>
                <text:p text:style-name="P7">98</text:p>
              </table:table-cell>
              <table:table-cell>
                <text:p text:style-name="P7">65</text:p>
              </table:table-cell>
            </table:table-row>
            <table:table-row table:style-name="ro29" table:default-cell-style-name="ce1">
              <table:table-cell>
                <text:p text:style-name="P6">the borrower</text:p>
              </table:table-cell>
              <table:table-cell>
                <text:p text:style-name="P7">181</text:p>
              </table:table-cell>
              <table:table-cell>
                <text:p text:style-name="P7">643</text:p>
              </table:table-cell>
              <table:table-cell>
                <text:p text:style-name="P7">372</text:p>
              </table:table-cell>
              <table:table-cell>
                <text:p text:style-name="P7">271</text:p>
              </table:table-cell>
            </table:table-row>
            <table:table-row table:style-name="ro29" table:default-cell-style-name="ce1">
              <table:table-cell>
                <text:p text:style-name="P6">principal balance</text:p>
              </table:table-cell>
              <table:table-cell>
                <text:p text:style-name="P7">97</text:p>
              </table:table-cell>
              <table:table-cell>
                <text:p text:style-name="P7">345</text:p>
              </table:table-cell>
              <table:table-cell>
                <text:p text:style-name="P7">246</text:p>
              </table:table-cell>
              <table:table-cell>
                <text:p text:style-name="P7">99</text:p>
              </table:table-cell>
            </table:table-row>
            <table:table-row table:style-name="ro29" table:default-cell-style-name="ce1">
              <table:table-cell>
                <text:p text:style-name="P6">our loan</text:p>
              </table:table-cell>
              <table:table-cell>
                <text:p text:style-name="P7">217</text:p>
              </table:table-cell>
              <table:table-cell>
                <text:p text:style-name="P7">771</text:p>
              </table:table-cell>
              <table:table-cell>
                <text:p text:style-name="P7">492</text:p>
              </table:table-cell>
              <table:table-cell>
                <text:p text:style-name="P7">279</text:p>
              </table:table-cell>
            </table:table-row>
            <table:table-row table:style-name="ro29" table:default-cell-style-name="ce1">
              <table:table-cell>
                <text:p text:style-name="P6">original loan</text:p>
              </table:table-cell>
              <table:table-cell>
                <text:p text:style-name="P7">43</text:p>
              </table:table-cell>
              <table:table-cell>
                <text:p text:style-name="P7">153</text:p>
              </table:table-cell>
              <table:table-cell>
                <text:p text:style-name="P7">122</text:p>
              </table:table-cell>
              <table:table-cell>
                <text:p text:style-name="P7">31</text:p>
              </table:table-cell>
            </table:table-row>
            <table:table-row table:style-name="ro30" table:default-cell-style-name="ce1">
              <table:table-cell>
                <text:p text:style-name="P6">my student loans</text:p>
              </table:table-cell>
              <table:table-cell>
                <text:p text:style-name="P7">34</text:p>
              </table:table-cell>
              <table:table-cell>
                <text:p text:style-name="P7">121</text:p>
              </table:table-cell>
              <table:table-cell>
                <text:p text:style-name="P7">63</text:p>
              </table:table-cell>
              <table:table-cell>
                <text:p text:style-name="P7">58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lending</text:p>
          </draw:text-box>
        </draw:frame>
        <draw:frame draw:style-name="standard" draw:layer="layout" svg:width="24.185cm" svg:height="16.938cm" svg:x="1.722cm" svg:y="3.302cm">
          <table:table table:template-name="default" table:use-first-row-styles="true" table:use-banding-rows-styles="true">
            <table:table-column table:style-name="co45"/>
            <table:table-column table:style-name="co46"/>
            <table:table-column table:style-name="co47"/>
            <table:table-column table:style-name="co48"/>
            <table:table-column table:style-name="co49"/>
            <table:table-row table:style-name="ro31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32" table:default-cell-style-name="ce1">
              <table:table-cell>
                <text:p text:style-name="P6">my mortgage loan</text:p>
              </table:table-cell>
              <table:table-cell>
                <text:p text:style-name="P7">52</text:p>
              </table:table-cell>
              <table:table-cell>
                <text:p text:style-name="P7">185</text:p>
              </table:table-cell>
              <table:table-cell>
                <text:p text:style-name="P7">137</text:p>
              </table:table-cell>
              <table:table-cell>
                <text:p text:style-name="P7">48</text:p>
              </table:table-cell>
            </table:table-row>
            <table:table-row table:style-name="ro32" table:default-cell-style-name="ce1">
              <table:table-cell>
                <text:p text:style-name="P6">my loans</text:p>
              </table:table-cell>
              <table:table-cell>
                <text:p text:style-name="P7">69</text:p>
              </table:table-cell>
              <table:table-cell>
                <text:p text:style-name="P7">245</text:p>
              </table:table-cell>
              <table:table-cell>
                <text:p text:style-name="P7">90</text:p>
              </table:table-cell>
              <table:table-cell>
                <text:p text:style-name="P7">155</text:p>
              </table:table-cell>
            </table:table-row>
            <table:table-row table:style-name="ro31" table:default-cell-style-name="ce1">
              <table:table-cell>
                <text:p text:style-name="P6">my loan modification</text:p>
              </table:table-cell>
              <table:table-cell>
                <text:p text:style-name="P7">50</text:p>
              </table:table-cell>
              <table:table-cell>
                <text:p text:style-name="P7">178</text:p>
              </table:table-cell>
              <table:table-cell>
                <text:p text:style-name="P7">102</text:p>
              </table:table-cell>
              <table:table-cell>
                <text:p text:style-name="P7">76</text:p>
              </table:table-cell>
            </table:table-row>
            <table:table-row table:style-name="ro32" table:default-cell-style-name="ce1">
              <table:table-cell>
                <text:p text:style-name="P6">my loan</text:p>
              </table:table-cell>
              <table:table-cell>
                <text:p text:style-name="P7">848</text:p>
              </table:table-cell>
              <table:table-cell>
                <text:p text:style-name="P7">3012</text:p>
              </table:table-cell>
              <table:table-cell>
                <text:p text:style-name="P7">1877</text:p>
              </table:table-cell>
              <table:table-cell>
                <text:p text:style-name="P7">1135</text:p>
              </table:table-cell>
            </table:table-row>
            <table:table-row table:style-name="ro32" table:default-cell-style-name="ce1">
              <table:table-cell>
                <text:p text:style-name="P6">my lender</text:p>
              </table:table-cell>
              <table:table-cell>
                <text:p text:style-name="P7">62</text:p>
              </table:table-cell>
              <table:table-cell>
                <text:p text:style-name="P7">220</text:p>
              </table:table-cell>
              <table:table-cell>
                <text:p text:style-name="P7">157</text:p>
              </table:table-cell>
              <table:table-cell>
                <text:p text:style-name="P7">63</text:p>
              </table:table-cell>
            </table:table-row>
            <table:table-row table:style-name="ro32" table:default-cell-style-name="ce1">
              <table:table-cell>
                <text:p text:style-name="P6">my interest rate</text:p>
              </table:table-cell>
              <table:table-cell>
                <text:p text:style-name="P7">72</text:p>
              </table:table-cell>
              <table:table-cell>
                <text:p text:style-name="P7">256</text:p>
              </table:table-cell>
              <table:table-cell>
                <text:p text:style-name="P7">212</text:p>
              </table:table-cell>
              <table:table-cell>
                <text:p text:style-name="P7">44</text:p>
              </table:table-cell>
            </table:table-row>
            <table:table-row table:style-name="ro32" table:default-cell-style-name="ce1">
              <table:table-cell>
                <text:p text:style-name="P6">my interest</text:p>
              </table:table-cell>
              <table:table-cell>
                <text:p text:style-name="P7">31</text:p>
              </table:table-cell>
              <table:table-cell>
                <text:p text:style-name="P7">110</text:p>
              </table:table-cell>
              <table:table-cell>
                <text:p text:style-name="P7">80</text:p>
              </table:table-cell>
              <table:table-cell>
                <text:p text:style-name="P7">30</text:p>
              </table:table-cell>
            </table:table-row>
            <table:table-row table:style-name="ro32" table:default-cell-style-name="ce1">
              <table:table-cell>
                <text:p text:style-name="P6">my client</text:p>
              </table:table-cell>
              <table:table-cell>
                <text:p text:style-name="P7">38</text:p>
              </table:table-cell>
              <table:table-cell>
                <text:p text:style-name="P7">135</text:p>
              </table:table-cell>
              <table:table-cell>
                <text:p text:style-name="P7">91</text:p>
              </table:table-cell>
              <table:table-cell>
                <text:p text:style-name="P7">44</text:p>
              </table:table-cell>
            </table:table-row>
            <table:table-row table:style-name="ro32" table:default-cell-style-name="ce1">
              <table:table-cell>
                <text:p text:style-name="P6">any interest</text:p>
              </table:table-cell>
              <table:table-cell>
                <text:p text:style-name="P7">34</text:p>
              </table:table-cell>
              <table:table-cell>
                <text:p text:style-name="P7">121</text:p>
              </table:table-cell>
              <table:table-cell>
                <text:p text:style-name="P7">86</text:p>
              </table:table-cell>
              <table:table-cell>
                <text:p text:style-name="P7">35</text:p>
              </table:table-cell>
            </table:table-row>
            <table:table-row table:style-name="ro33" table:default-cell-style-name="ce1">
              <table:table-cell>
                <text:p text:style-name="P6">another lender</text:p>
              </table:table-cell>
              <table:table-cell>
                <text:p text:style-name="P7">36</text:p>
              </table:table-cell>
              <table:table-cell>
                <text:p text:style-name="P7">128</text:p>
              </table:table-cell>
              <table:table-cell>
                <text:p text:style-name="P7">76</text:p>
              </table:table-cell>
              <table:table-cell>
                <text:p text:style-name="P7">52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lending</text:p>
          </draw:text-box>
        </draw:frame>
        <draw:frame draw:style-name="standard" draw:layer="layout" svg:width="23.03cm" svg:height="13.863cm" svg:x="2.623cm" svg:y="3.81cm">
          <table:table table:template-name="default" table:use-first-row-styles="true" table:use-banding-rows-styles="true"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row table:style-name="ro34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35" table:default-cell-style-name="ce1">
              <table:table-cell>
                <text:p text:style-name="P6">an interest</text:p>
              </table:table-cell>
              <table:table-cell>
                <text:p text:style-name="P7">40</text:p>
              </table:table-cell>
              <table:table-cell>
                <text:p text:style-name="P7">142</text:p>
              </table:table-cell>
              <table:table-cell>
                <text:p text:style-name="P7">102</text:p>
              </table:table-cell>
              <table:table-cell>
                <text:p text:style-name="P7">40</text:p>
              </table:table-cell>
            </table:table-row>
            <table:table-row table:style-name="ro35" table:default-cell-style-name="ce1">
              <table:table-cell>
                <text:p text:style-name="P6">a mortgage loan</text:p>
              </table:table-cell>
              <table:table-cell>
                <text:p text:style-name="P7">51</text:p>
              </table:table-cell>
              <table:table-cell>
                <text:p text:style-name="P7">181</text:p>
              </table:table-cell>
              <table:table-cell>
                <text:p text:style-name="P7">133</text:p>
              </table:table-cell>
              <table:table-cell>
                <text:p text:style-name="P7">48</text:p>
              </table:table-cell>
            </table:table-row>
            <table:table-row table:style-name="ro34" table:default-cell-style-name="ce1">
              <table:table-cell>
                <text:p text:style-name="P6">a loan modification</text:p>
              </table:table-cell>
              <table:table-cell>
                <text:p text:style-name="P7">598</text:p>
              </table:table-cell>
              <table:table-cell>
                <text:p text:style-name="P7">2124</text:p>
              </table:table-cell>
              <table:table-cell>
                <text:p text:style-name="P7">856</text:p>
              </table:table-cell>
              <table:table-cell>
                <text:p text:style-name="P7">1268</text:p>
              </table:table-cell>
            </table:table-row>
            <table:table-row table:style-name="ro35" table:default-cell-style-name="ce1">
              <table:table-cell>
                <text:p text:style-name="P6">a loan</text:p>
              </table:table-cell>
              <table:table-cell>
                <text:p text:style-name="P7">367</text:p>
              </table:table-cell>
              <table:table-cell>
                <text:p text:style-name="P7">1304</text:p>
              </table:table-cell>
              <table:table-cell>
                <text:p text:style-name="P7">877</text:p>
              </table:table-cell>
              <table:table-cell>
                <text:p text:style-name="P7">427</text:p>
              </table:table-cell>
            </table:table-row>
            <table:table-row table:style-name="ro35" table:default-cell-style-name="ce1">
              <table:table-cell>
                <text:p text:style-name="P6">a lien</text:p>
              </table:table-cell>
              <table:table-cell>
                <text:p text:style-name="P7">59</text:p>
              </table:table-cell>
              <table:table-cell>
                <text:p text:style-name="P7">210</text:p>
              </table:table-cell>
              <table:table-cell>
                <text:p text:style-name="P7">142</text:p>
              </table:table-cell>
              <table:table-cell>
                <text:p text:style-name="P7">68</text:p>
              </table:table-cell>
            </table:table-row>
            <table:table-row table:style-name="ro34" table:default-cell-style-name="ce1">
              <table:table-cell>
                <text:p text:style-name="P6">a home equity loan</text:p>
              </table:table-cell>
              <table:table-cell>
                <text:p text:style-name="P7">39</text:p>
              </table:table-cell>
              <table:table-cell>
                <text:p text:style-name="P7">139</text:p>
              </table:table-cell>
              <table:table-cell>
                <text:p text:style-name="P7">104</text:p>
              </table:table-cell>
              <table:table-cell>
                <text:p text:style-name="P7">35</text:p>
              </table:table-cell>
            </table:table-row>
            <table:table-row table:style-name="ro35" table:default-cell-style-name="ce1">
              <table:table-cell>
                <text:p text:style-name="P6">a car loan</text:p>
              </table:table-cell>
              <table:table-cell>
                <text:p text:style-name="P7">33</text:p>
              </table:table-cell>
              <table:table-cell>
                <text:p text:style-name="P7">117</text:p>
              </table:table-cell>
              <table:table-cell>
                <text:p text:style-name="P7">87</text:p>
              </table:table-cell>
              <table:table-cell>
                <text:p text:style-name="P7">30</text:p>
              </table:table-cell>
            </table:table-row>
            <table:table-row table:style-name="ro36" table:default-cell-style-name="ce1">
              <table:table-cell>
                <text:p text:style-name="P6">a borrower</text:p>
              </table:table-cell>
              <table:table-cell>
                <text:p text:style-name="P7">37</text:p>
              </table:table-cell>
              <table:table-cell>
                <text:p text:style-name="P7">131</text:p>
              </table:table-cell>
              <table:table-cell>
                <text:p text:style-name="P7">69</text:p>
              </table:table-cell>
              <table:table-cell>
                <text:p text:style-name="P7">62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lending</text:p>
          </draw:text-box>
        </draw:frame>
        <draw:frame draw:style-name="standard" draw:layer="layout" svg:width="23.03cm" svg:height="13.863cm" svg:x="2.623cm" svg:y="3.81cm">
          <table:table table:template-name="default" table:use-first-row-styles="true" table:use-banding-rows-styles="true"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row table:style-name="ro34" table:default-cell-style-name="ce1">
              <table:table-cell>
                <text:p text:style-name="P8">NP</text:p>
              </table:table-cell>
              <table:table-cell>
                <text:p text:style-name="P8">Wells freq</text:p>
              </table:table-cell>
              <table:table-cell>
                <text:p text:style-name="P8">Wells normalized freq</text:p>
              </table:table-cell>
              <table:table-cell>
                <text:p text:style-name="P8">other banks freq</text:p>
              </table:table-cell>
              <table:table-cell>
                <text:p text:style-name="P8">difference</text:p>
              </table:table-cell>
            </table:table-row>
            <table:table-row table:style-name="ro35" table:default-cell-style-name="ce1">
              <table:table-cell>
                <text:p text:style-name="P8">an interest</text:p>
              </table:table-cell>
              <table:table-cell>
                <text:p text:style-name="P9">40</text:p>
              </table:table-cell>
              <table:table-cell>
                <text:p text:style-name="P9">142</text:p>
              </table:table-cell>
              <table:table-cell>
                <text:p text:style-name="P9">102</text:p>
              </table:table-cell>
              <table:table-cell>
                <text:p text:style-name="P9">40</text:p>
              </table:table-cell>
            </table:table-row>
            <table:table-row table:style-name="ro35" table:default-cell-style-name="ce1">
              <table:table-cell>
                <text:p text:style-name="P8">a mortgage loan</text:p>
              </table:table-cell>
              <table:table-cell>
                <text:p text:style-name="P9">51</text:p>
              </table:table-cell>
              <table:table-cell>
                <text:p text:style-name="P9">181</text:p>
              </table:table-cell>
              <table:table-cell>
                <text:p text:style-name="P9">133</text:p>
              </table:table-cell>
              <table:table-cell>
                <text:p text:style-name="P9">48</text:p>
              </table:table-cell>
            </table:table-row>
            <table:table-row table:style-name="ro34" table:default-cell-style-name="ce1">
              <table:table-cell>
                <text:p text:style-name="P8">a loan modification</text:p>
              </table:table-cell>
              <table:table-cell>
                <text:p text:style-name="P9">598</text:p>
              </table:table-cell>
              <table:table-cell>
                <text:p text:style-name="P9">2124</text:p>
              </table:table-cell>
              <table:table-cell>
                <text:p text:style-name="P9">856</text:p>
              </table:table-cell>
              <table:table-cell>
                <text:p text:style-name="P9">1268</text:p>
              </table:table-cell>
            </table:table-row>
            <table:table-row table:style-name="ro35" table:default-cell-style-name="ce1">
              <table:table-cell>
                <text:p text:style-name="P8">a loan</text:p>
              </table:table-cell>
              <table:table-cell>
                <text:p text:style-name="P9">367</text:p>
              </table:table-cell>
              <table:table-cell>
                <text:p text:style-name="P9">1304</text:p>
              </table:table-cell>
              <table:table-cell>
                <text:p text:style-name="P9">877</text:p>
              </table:table-cell>
              <table:table-cell>
                <text:p text:style-name="P9">427</text:p>
              </table:table-cell>
            </table:table-row>
            <table:table-row table:style-name="ro35" table:default-cell-style-name="ce1">
              <table:table-cell>
                <text:p text:style-name="P8">a lien</text:p>
              </table:table-cell>
              <table:table-cell>
                <text:p text:style-name="P9">59</text:p>
              </table:table-cell>
              <table:table-cell>
                <text:p text:style-name="P9">210</text:p>
              </table:table-cell>
              <table:table-cell>
                <text:p text:style-name="P9">142</text:p>
              </table:table-cell>
              <table:table-cell>
                <text:p text:style-name="P9">68</text:p>
              </table:table-cell>
            </table:table-row>
            <table:table-row table:style-name="ro34" table:default-cell-style-name="ce1">
              <table:table-cell>
                <text:p text:style-name="P8">a home equity loan</text:p>
              </table:table-cell>
              <table:table-cell>
                <text:p text:style-name="P9">39</text:p>
              </table:table-cell>
              <table:table-cell>
                <text:p text:style-name="P9">139</text:p>
              </table:table-cell>
              <table:table-cell>
                <text:p text:style-name="P9">104</text:p>
              </table:table-cell>
              <table:table-cell>
                <text:p text:style-name="P9">35</text:p>
              </table:table-cell>
            </table:table-row>
            <table:table-row table:style-name="ro35" table:default-cell-style-name="ce1">
              <table:table-cell>
                <text:p text:style-name="P8">a car loan</text:p>
              </table:table-cell>
              <table:table-cell>
                <text:p text:style-name="P9">33</text:p>
              </table:table-cell>
              <table:table-cell>
                <text:p text:style-name="P9">117</text:p>
              </table:table-cell>
              <table:table-cell>
                <text:p text:style-name="P9">87</text:p>
              </table:table-cell>
              <table:table-cell>
                <text:p text:style-name="P9">30</text:p>
              </table:table-cell>
            </table:table-row>
            <table:table-row table:style-name="ro36" table:default-cell-style-name="ce1">
              <table:table-cell>
                <text:p text:style-name="P8">a borrower</text:p>
              </table:table-cell>
              <table:table-cell>
                <text:p text:style-name="P9">37</text:p>
              </table:table-cell>
              <table:table-cell>
                <text:p text:style-name="P9">131</text:p>
              </table:table-cell>
              <table:table-cell>
                <text:p text:style-name="P9">69</text:p>
              </table:table-cell>
              <table:table-cell>
                <text:p text:style-name="P9">62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4cm" svg:height="2.719cm" svg:x="1.4cm" svg:y="0.837cm" presentation:class="title" presentation:user-transformed="true">
          <draw:text-box>
            <text:p>Noun phrases: legal</text:p>
          </draw:text-box>
        </draw:frame>
        <draw:frame draw:style-name="standard" draw:layer="layout" svg:width="25.156cm" svg:height="14.837cm" svg:x="1.513cm" svg:y="4.826cm">
          <table:table table:template-name="default" table:use-first-row-styles="true" table:use-banding-rows-styles="true"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37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38" table:default-cell-style-name="ce1">
              <table:table-cell>
                <text:p text:style-name="P6">my attorney</text:p>
              </table:table-cell>
              <table:table-cell>
                <text:p text:style-name="P7">216</text:p>
              </table:table-cell>
              <table:table-cell>
                <text:p text:style-name="P7">767</text:p>
              </table:table-cell>
              <table:table-cell>
                <text:p text:style-name="P7">344</text:p>
              </table:table-cell>
              <table:table-cell>
                <text:p text:style-name="P7">423</text:p>
              </table:table-cell>
            </table:table-row>
            <table:table-row table:style-name="ro38" table:default-cell-style-name="ce1">
              <table:table-cell>
                <text:p text:style-name="P6">the court</text:p>
              </table:table-cell>
              <table:table-cell>
                <text:p text:style-name="P7">160</text:p>
              </table:table-cell>
              <table:table-cell>
                <text:p text:style-name="P7">568</text:p>
              </table:table-cell>
              <table:table-cell>
                <text:p text:style-name="P7">321</text:p>
              </table:table-cell>
              <table:table-cell>
                <text:p text:style-name="P7">247</text:p>
              </table:table-cell>
            </table:table-row>
            <table:table-row table:style-name="ro38" table:default-cell-style-name="ce1">
              <table:table-cell>
                <text:p text:style-name="P6">an attorney</text:p>
              </table:table-cell>
              <table:table-cell>
                <text:p text:style-name="P7">168</text:p>
              </table:table-cell>
              <table:table-cell>
                <text:p text:style-name="P7">597</text:p>
              </table:table-cell>
              <table:table-cell>
                <text:p text:style-name="P7">389</text:p>
              </table:table-cell>
              <table:table-cell>
                <text:p text:style-name="P7">208</text:p>
              </table:table-cell>
            </table:table-row>
            <table:table-row table:style-name="ro38" table:default-cell-style-name="ce1">
              <table:table-cell>
                <text:p text:style-name="P6">the attorney</text:p>
              </table:table-cell>
              <table:table-cell>
                <text:p text:style-name="P7">112</text:p>
              </table:table-cell>
              <table:table-cell>
                <text:p text:style-name="P7">398</text:p>
              </table:table-cell>
              <table:table-cell>
                <text:p text:style-name="P7">222</text:p>
              </table:table-cell>
              <table:table-cell>
                <text:p text:style-name="P7">176</text:p>
              </table:table-cell>
            </table:table-row>
            <table:table-row table:style-name="ro38" table:default-cell-style-name="ce1">
              <table:table-cell>
                <text:p text:style-name="P6">the judge</text:p>
              </table:table-cell>
              <table:table-cell>
                <text:p text:style-name="P7">70</text:p>
              </table:table-cell>
              <table:table-cell>
                <text:p text:style-name="P7">249</text:p>
              </table:table-cell>
              <table:table-cell>
                <text:p text:style-name="P7">136</text:p>
              </table:table-cell>
              <table:table-cell>
                <text:p text:style-name="P7">113</text:p>
              </table:table-cell>
            </table:table-row>
            <table:table-row table:style-name="ro38" table:default-cell-style-name="ce1">
              <table:table-cell>
                <text:p text:style-name="P6">the courts</text:p>
              </table:table-cell>
              <table:table-cell>
                <text:p text:style-name="P7">57</text:p>
              </table:table-cell>
              <table:table-cell>
                <text:p text:style-name="P7">202</text:p>
              </table:table-cell>
              <table:table-cell>
                <text:p text:style-name="P7">101</text:p>
              </table:table-cell>
              <table:table-cell>
                <text:p text:style-name="P7">101</text:p>
              </table:table-cell>
            </table:table-row>
            <table:table-row table:style-name="ro38" table:default-cell-style-name="ce1">
              <table:table-cell>
                <text:p text:style-name="P6">our attorney</text:p>
              </table:table-cell>
              <table:table-cell>
                <text:p text:style-name="P7">50</text:p>
              </table:table-cell>
              <table:table-cell>
                <text:p text:style-name="P7">178</text:p>
              </table:table-cell>
              <table:table-cell>
                <text:p text:style-name="P7">85</text:p>
              </table:table-cell>
              <table:table-cell>
                <text:p text:style-name="P7">93</text:p>
              </table:table-cell>
            </table:table-row>
            <table:table-row table:style-name="ro38" table:default-cell-style-name="ce1">
              <table:table-cell>
                <text:p text:style-name="P6">a lie</text:p>
              </table:table-cell>
              <table:table-cell>
                <text:p text:style-name="P7">54</text:p>
              </table:table-cell>
              <table:table-cell>
                <text:p text:style-name="P7">192</text:p>
              </table:table-cell>
              <table:table-cell>
                <text:p text:style-name="P7">105</text:p>
              </table:table-cell>
              <table:table-cell>
                <text:p text:style-name="P7">87</text:p>
              </table:table-cell>
            </table:table-row>
            <table:table-row table:style-name="ro38" table:default-cell-style-name="ce1">
              <table:table-cell>
                <text:p text:style-name="P6">a lawyer</text:p>
              </table:table-cell>
              <table:table-cell>
                <text:p text:style-name="P7">80</text:p>
              </table:table-cell>
              <table:table-cell>
                <text:p text:style-name="P7">284</text:p>
              </table:table-cell>
              <table:table-cell>
                <text:p text:style-name="P7">200</text:p>
              </table:table-cell>
              <table:table-cell>
                <text:p text:style-name="P7">84</text:p>
              </table:table-cell>
            </table:table-row>
            <table:table-row table:style-name="ro39" table:default-cell-style-name="ce1">
              <table:table-cell>
                <text:p text:style-name="P6">my lawyer</text:p>
              </table:table-cell>
              <table:table-cell>
                <text:p text:style-name="P7">57</text:p>
              </table:table-cell>
              <table:table-cell>
                <text:p text:style-name="P7">202</text:p>
              </table:table-cell>
              <table:table-cell>
                <text:p text:style-name="P7">124</text:p>
              </table:table-cell>
              <table:table-cell>
                <text:p text:style-name="P7">78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layer="layout" svg:width="24cm" svg:height="2.719cm" svg:x="1.4cm" svg:y="0.837cm" presentation:class="title" presentation:user-transformed="true">
          <draw:text-box>
            <text:p>Noun phrases: legal</text:p>
          </draw:text-box>
        </draw:frame>
        <draw:frame draw:style-name="standard" draw:layer="layout" svg:width="24.588cm" svg:height="16.901cm" svg:x="1.827cm" svg:y="3.421cm">
          <table:table table:template-name="default" table:use-first-row-styles="true" table:use-banding-rows-styles="true">
            <table:table-column table:style-name="co60"/>
            <table:table-column table:style-name="co61"/>
            <table:table-column table:style-name="co62"/>
            <table:table-column table:style-name="co63"/>
            <table:table-column table:style-name="co64"/>
            <table:table-row table:style-name="ro40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40" table:default-cell-style-name="ce1">
              <table:table-cell>
                <text:p text:style-name="P6">legal department</text:p>
              </table:table-cell>
              <table:table-cell>
                <text:p text:style-name="P7">49</text:p>
              </table:table-cell>
              <table:table-cell>
                <text:p text:style-name="P7">174</text:p>
              </table:table-cell>
              <table:table-cell>
                <text:p text:style-name="P7">96</text:p>
              </table:table-cell>
              <table:table-cell>
                <text:p text:style-name="P7">78</text:p>
              </table:table-cell>
            </table:table-row>
            <table:table-row table:style-name="ro41" table:default-cell-style-name="ce1">
              <table:table-cell>
                <text:p text:style-name="P6">the state</text:p>
              </table:table-cell>
              <table:table-cell>
                <text:p text:style-name="P7">151</text:p>
              </table:table-cell>
              <table:table-cell>
                <text:p text:style-name="P7">536</text:p>
              </table:table-cell>
              <table:table-cell>
                <text:p text:style-name="P7">459</text:p>
              </table:table-cell>
              <table:table-cell>
                <text:p text:style-name="P7">77</text:p>
              </table:table-cell>
            </table:table-row>
            <table:table-row table:style-name="ro41" table:default-cell-style-name="ce1">
              <table:table-cell>
                <text:p text:style-name="P6">the taxes</text:p>
              </table:table-cell>
              <table:table-cell>
                <text:p text:style-name="P7">63</text:p>
              </table:table-cell>
              <table:table-cell>
                <text:p text:style-name="P7">224</text:p>
              </table:table-cell>
              <table:table-cell>
                <text:p text:style-name="P7">149</text:p>
              </table:table-cell>
              <table:table-cell>
                <text:p text:style-name="P7">75</text:p>
              </table:table-cell>
            </table:table-row>
            <table:table-row table:style-name="ro40" table:default-cell-style-name="ce1">
              <table:table-cell>
                <text:p text:style-name="P6">real estate agent</text:p>
              </table:table-cell>
              <table:table-cell>
                <text:p text:style-name="P7">43</text:p>
              </table:table-cell>
              <table:table-cell>
                <text:p text:style-name="P7">153</text:p>
              </table:table-cell>
              <table:table-cell>
                <text:p text:style-name="P7">79</text:p>
              </table:table-cell>
              <table:table-cell>
                <text:p text:style-name="P7">74</text:p>
              </table:table-cell>
            </table:table-row>
            <table:table-row table:style-name="ro41" table:default-cell-style-name="ce1">
              <table:table-cell>
                <text:p text:style-name="P6">my taxes</text:p>
              </table:table-cell>
              <table:table-cell>
                <text:p text:style-name="P7">69</text:p>
              </table:table-cell>
              <table:table-cell>
                <text:p text:style-name="P7">245</text:p>
              </table:table-cell>
              <table:table-cell>
                <text:p text:style-name="P7">172</text:p>
              </table:table-cell>
              <table:table-cell>
                <text:p text:style-name="P7">73</text:p>
              </table:table-cell>
            </table:table-row>
            <table:table-row table:style-name="ro41" table:default-cell-style-name="ce1">
              <table:table-cell>
                <text:p text:style-name="P6">the government</text:p>
              </table:table-cell>
              <table:table-cell>
                <text:p text:style-name="P7">63</text:p>
              </table:table-cell>
              <table:table-cell>
                <text:p text:style-name="P7">224</text:p>
              </table:table-cell>
              <table:table-cell>
                <text:p text:style-name="P7">158</text:p>
              </table:table-cell>
              <table:table-cell>
                <text:p text:style-name="P7">66</text:p>
              </table:table-cell>
            </table:table-row>
            <table:table-row table:style-name="ro41" table:default-cell-style-name="ce1">
              <table:table-cell>
                <text:p text:style-name="P6">legal fees</text:p>
              </table:table-cell>
              <table:table-cell>
                <text:p text:style-name="P7">40</text:p>
              </table:table-cell>
              <table:table-cell>
                <text:p text:style-name="P7">142</text:p>
              </table:table-cell>
              <table:table-cell>
                <text:p text:style-name="P7">78</text:p>
              </table:table-cell>
              <table:table-cell>
                <text:p text:style-name="P7">64</text:p>
              </table:table-cell>
            </table:table-row>
            <table:table-row table:style-name="ro40" table:default-cell-style-name="ce1">
              <table:table-cell>
                <text:p text:style-name="P6">false information</text:p>
              </table:table-cell>
              <table:table-cell>
                <text:p text:style-name="P7">64</text:p>
              </table:table-cell>
              <table:table-cell>
                <text:p text:style-name="P7">227</text:p>
              </table:table-cell>
              <table:table-cell>
                <text:p text:style-name="P7">171</text:p>
              </table:table-cell>
              <table:table-cell>
                <text:p text:style-name="P7">56</text:p>
              </table:table-cell>
            </table:table-row>
            <table:table-row table:style-name="ro40" table:default-cell-style-name="ce1">
              <table:table-cell>
                <text:p text:style-name="P6">my property taxes</text:p>
              </table:table-cell>
              <table:table-cell>
                <text:p text:style-name="P7">32</text:p>
              </table:table-cell>
              <table:table-cell>
                <text:p text:style-name="P7">114</text:p>
              </table:table-cell>
              <table:table-cell>
                <text:p text:style-name="P7">66</text:p>
              </table:table-cell>
              <table:table-cell>
                <text:p text:style-name="P7">48</text:p>
              </table:table-cell>
            </table:table-row>
            <table:table-row table:style-name="ro40" table:default-cell-style-name="ce1">
              <table:table-cell>
                <text:p text:style-name="P6">federal government</text:p>
              </table:table-cell>
              <table:table-cell>
                <text:p text:style-name="P7">43</text:p>
              </table:table-cell>
              <table:table-cell>
                <text:p text:style-name="P7">153</text:p>
              </table:table-cell>
              <table:table-cell>
                <text:p text:style-name="P7">106</text:p>
              </table:table-cell>
              <table:table-cell>
                <text:p text:style-name="P7">47</text:p>
              </table:table-cell>
            </table:table-row>
            <table:table-row table:style-name="ro41" table:default-cell-style-name="ce1">
              <table:table-cell>
                <text:p text:style-name="P6">a settlement</text:p>
              </table:table-cell>
              <table:table-cell>
                <text:p text:style-name="P7">54</text:p>
              </table:table-cell>
              <table:table-cell>
                <text:p text:style-name="P7">192</text:p>
              </table:table-cell>
              <table:table-cell>
                <text:p text:style-name="P7">156</text:p>
              </table:table-cell>
              <table:table-cell>
                <text:p text:style-name="P7">36</text:p>
              </table:table-cell>
            </table:table-row>
            <table:table-row table:style-name="ro41" table:default-cell-style-name="ce1">
              <table:table-cell>
                <text:p text:style-name="P6">the irs</text:p>
              </table:table-cell>
              <table:table-cell>
                <text:p text:style-name="P7">100</text:p>
              </table:table-cell>
              <table:table-cell>
                <text:p text:style-name="P7">355</text:p>
              </table:table-cell>
              <table:table-cell>
                <text:p text:style-name="P7">324</text:p>
              </table:table-cell>
              <table:table-cell>
                <text:p text:style-name="P7">31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Noun phrases: accounts</text:p>
          </draw:text-box>
        </draw:frame>
        <draw:frame draw:style-name="standard" draw:layer="layout" svg:width="22.628cm" svg:height="15.316cm" svg:x="3.118cm" svg:y="3.929cm">
          <table:table table:template-name="default" table:use-first-row-styles="true" table:use-banding-rows-styles="true">
            <table:table-column table:style-name="co65"/>
            <table:table-column table:style-name="co66"/>
            <table:table-column table:style-name="co67"/>
            <table:table-column table:style-name="co68"/>
            <table:table-column table:style-name="co29"/>
            <table:table-row table:style-name="ro42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43" table:default-cell-style-name="ce1">
              <table:table-cell>
                <text:p text:style-name="P6">my checking account</text:p>
              </table:table-cell>
              <table:table-cell>
                <text:p text:style-name="P7">172</text:p>
              </table:table-cell>
              <table:table-cell>
                <text:p text:style-name="P7">611</text:p>
              </table:table-cell>
              <table:table-cell>
                <text:p text:style-name="P7">465</text:p>
              </table:table-cell>
              <table:table-cell>
                <text:p text:style-name="P7">146</text:p>
              </table:table-cell>
            </table:table-row>
            <table:table-row table:style-name="ro44" table:default-cell-style-name="ce1">
              <table:table-cell>
                <text:p text:style-name="P6">my savings</text:p>
              </table:table-cell>
              <table:table-cell>
                <text:p text:style-name="P7">131</text:p>
              </table:table-cell>
              <table:table-cell>
                <text:p text:style-name="P7">465</text:p>
              </table:table-cell>
              <table:table-cell>
                <text:p text:style-name="P7">327</text:p>
              </table:table-cell>
              <table:table-cell>
                <text:p text:style-name="P7">138</text:p>
              </table:table-cell>
            </table:table-row>
            <table:table-row table:style-name="ro44" table:default-cell-style-name="ce1">
              <table:table-cell>
                <text:p text:style-name="P6">the escrow</text:p>
              </table:table-cell>
              <table:table-cell>
                <text:p text:style-name="P7">62</text:p>
              </table:table-cell>
              <table:table-cell>
                <text:p text:style-name="P7">220</text:p>
              </table:table-cell>
              <table:table-cell>
                <text:p text:style-name="P7">103</text:p>
              </table:table-cell>
              <table:table-cell>
                <text:p text:style-name="P7">117</text:p>
              </table:table-cell>
            </table:table-row>
            <table:table-row table:style-name="ro43" table:default-cell-style-name="ce1">
              <table:table-cell>
                <text:p text:style-name="P6">a savings account</text:p>
              </table:table-cell>
              <table:table-cell>
                <text:p text:style-name="P7">58</text:p>
              </table:table-cell>
              <table:table-cell>
                <text:p text:style-name="P7">206</text:p>
              </table:table-cell>
              <table:table-cell>
                <text:p text:style-name="P7">96</text:p>
              </table:table-cell>
              <table:table-cell>
                <text:p text:style-name="P7">110</text:p>
              </table:table-cell>
            </table:table-row>
            <table:table-row table:style-name="ro43" table:default-cell-style-name="ce1">
              <table:table-cell>
                <text:p text:style-name="P6">the escrow account</text:p>
              </table:table-cell>
              <table:table-cell>
                <text:p text:style-name="P7">53</text:p>
              </table:table-cell>
              <table:table-cell>
                <text:p text:style-name="P7">188</text:p>
              </table:table-cell>
              <table:table-cell>
                <text:p text:style-name="P7">89</text:p>
              </table:table-cell>
              <table:table-cell>
                <text:p text:style-name="P7">99</text:p>
              </table:table-cell>
            </table:table-row>
            <table:table-row table:style-name="ro45" table:default-cell-style-name="ce1">
              <table:table-cell>
                <text:p text:style-name="P6">my mortgage account</text:p>
              </table:table-cell>
              <table:table-cell>
                <text:p text:style-name="P7">47</text:p>
              </table:table-cell>
              <table:table-cell>
                <text:p text:style-name="P7">167</text:p>
              </table:table-cell>
              <table:table-cell>
                <text:p text:style-name="P7">72</text:p>
              </table:table-cell>
              <table:table-cell>
                <text:p text:style-name="P7">95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Ps: finding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too many significant concerns</text:p>
              </text:list-item>
              <text:list-item>
                <text:p>minimal indicators of wrongful behavior </text:p>
              </text:list-item>
              <text:list-item>
                <text:p>employees appear to advise more than in other banks</text:p>
              </text:list-item>
              <text:list-item>
                <text:p>some problems with pay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Verb phrases: assessment</text:p>
          </draw:text-box>
        </draw:frame>
        <draw:frame draw:style-name="standard" draw:layer="layout" svg:width="21.735cm" svg:height="11.409cm" svg:x="2.833cm" svg:y="5.682cm">
          <table:table table:template-name="default" table:use-first-row-styles="true" table:use-banding-rows-styles="true">
            <table:table-column table:style-name="co69"/>
            <table:table-column table:style-name="co70"/>
            <table:table-column table:style-name="co71"/>
            <table:table-column table:style-name="co72"/>
            <table:table-column table:style-name="co73"/>
            <table:table-row table:style-name="ro46" table:default-cell-style-name="ce1">
              <table:table-cell>
                <text:p text:style-name="P6">V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47" table:default-cell-style-name="ce1">
              <table:table-cell>
                <text:p text:style-name="P6">was not able</text:p>
              </table:table-cell>
              <table:table-cell>
                <text:p text:style-name="P7">91</text:p>
              </table:table-cell>
              <table:table-cell>
                <text:p text:style-name="P7">444</text:p>
              </table:table-cell>
              <table:table-cell>
                <text:p text:style-name="P7">259</text:p>
              </table:table-cell>
              <table:table-cell>
                <text:p text:style-name="P7">185</text:p>
              </table:table-cell>
            </table:table-row>
            <table:table-row table:style-name="ro48" table:default-cell-style-name="ce1">
              <table:table-cell>
                <text:p text:style-name="P6">is unfair</text:p>
              </table:table-cell>
              <table:table-cell>
                <text:p text:style-name="P7">42</text:p>
              </table:table-cell>
              <table:table-cell>
                <text:p text:style-name="P7">205</text:p>
              </table:table-cell>
              <table:table-cell>
                <text:p text:style-name="P7">156</text:p>
              </table:table-cell>
              <table:table-cell>
                <text:p text:style-name="P7">49</text:p>
              </table:table-cell>
            </table:table-row>
            <table:table-row table:style-name="ro49" table:default-cell-style-name="ce1">
              <table:table-cell>
                <text:p text:style-name="P6">is unacceptable</text:p>
              </table:table-cell>
              <table:table-cell>
                <text:p text:style-name="P7">38</text:p>
              </table:table-cell>
              <table:table-cell>
                <text:p text:style-name="P7">185</text:p>
              </table:table-cell>
              <table:table-cell>
                <text:p text:style-name="P7">154</text:p>
              </table:table-cell>
              <table:table-cell>
                <text:p text:style-name="P7">31</text:p>
              </table:table-cell>
            </table:table-row>
            <table:table-row table:style-name="ro47" table:default-cell-style-name="ce1">
              <table:table-cell>
                <text:p text:style-name="P6">were not able</text:p>
              </table:table-cell>
              <table:table-cell>
                <text:p text:style-name="P7">32</text:p>
              </table:table-cell>
              <table:table-cell>
                <text:p text:style-name="P7">156</text:p>
              </table:table-cell>
              <table:table-cell>
                <text:p text:style-name="P7">96</text:p>
              </table:table-cell>
              <table:table-cell>
                <text:p text:style-name="P7">60</text:p>
              </table:table-cell>
            </table:table-row>
            <table:table-row table:style-name="ro50" table:default-cell-style-name="ce1">
              <table:table-cell>
                <text:p text:style-name="P6">is incorrect</text:p>
              </table:table-cell>
              <table:table-cell>
                <text:p text:style-name="P7">31</text:p>
              </table:table-cell>
              <table:table-cell>
                <text:p text:style-name="P7">151</text:p>
              </table:table-cell>
              <table:table-cell>
                <text:p text:style-name="P7">99</text:p>
              </table:table-cell>
              <table:table-cell>
                <text:p text:style-name="P7">52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Verb phrases: employee behavior</text:p>
          </draw:text-box>
        </draw:frame>
        <draw:frame draw:style-name="standard" draw:layer="layout" svg:width="19.878cm" svg:height="9.82cm" svg:x="3.554cm" svg:y="4.902cm">
          <table:table table:template-name="default" table:use-first-row-styles="true" table:use-banding-rows-styles="true">
            <table:table-column table:style-name="co74"/>
            <table:table-column table:style-name="co75"/>
            <table:table-column table:style-name="co76"/>
            <table:table-column table:style-name="co77"/>
            <table:table-column table:style-name="co78"/>
            <table:table-row table:style-name="ro51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51" table:default-cell-style-name="ce1">
              <table:table-cell>
                <text:p text:style-name="P6">advised me</text:p>
              </table:table-cell>
              <table:table-cell>
                <text:p text:style-name="P7">86</text:p>
              </table:table-cell>
              <table:table-cell>
                <text:p text:style-name="P7">419</text:p>
              </table:table-cell>
              <table:table-cell>
                <text:p text:style-name="P7">245</text:p>
              </table:table-cell>
              <table:table-cell>
                <text:p text:style-name="P7">174</text:p>
              </table:table-cell>
            </table:table-row>
            <table:table-row table:style-name="ro51" table:default-cell-style-name="ce1">
              <table:table-cell>
                <text:p text:style-name="P6">denied due</text:p>
              </table:table-cell>
              <table:table-cell>
                <text:p text:style-name="P7">46</text:p>
              </table:table-cell>
              <table:table-cell>
                <text:p text:style-name="P7">224</text:p>
              </table:table-cell>
              <table:table-cell>
                <text:p text:style-name="P7">62</text:p>
              </table:table-cell>
              <table:table-cell>
                <text:p text:style-name="P7">162</text:p>
              </table:table-cell>
            </table:table-row>
            <table:table-row table:style-name="ro52" table:default-cell-style-name="ce1">
              <table:table-cell>
                <text:p text:style-name="P6">advised that i</text:p>
              </table:table-cell>
              <table:table-cell>
                <text:p text:style-name="P7">41</text:p>
              </table:table-cell>
              <table:table-cell>
                <text:p text:style-name="P7">200</text:p>
              </table:table-cell>
              <table:table-cell>
                <text:p text:style-name="P7">114</text:p>
              </table:table-cell>
              <table:table-cell>
                <text:p text:style-name="P7">86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Verb phrases: wrongful behavior</text:p>
          </draw:text-box>
        </draw:frame>
        <draw:frame draw:style-name="standard" draw:layer="layout" svg:width="18.209cm" svg:height="11.075cm" svg:x="4.957cm" svg:y="5.193cm">
          <table:table table:template-name="default" table:use-first-row-styles="true" table:use-banding-rows-styles="true">
            <table:table-column table:style-name="co79"/>
            <table:table-column table:style-name="co80"/>
            <table:table-column table:style-name="co81"/>
            <table:table-column table:style-name="co82"/>
            <table:table-column table:style-name="co83"/>
            <table:table-row table:style-name="ro53" table:default-cell-style-name="ce1">
              <table:table-cell>
                <text:p text:style-name="P8">NP</text:p>
              </table:table-cell>
              <table:table-cell>
                <text:p text:style-name="P8">Wells freq</text:p>
              </table:table-cell>
              <table:table-cell>
                <text:p text:style-name="P8">Wells normalized freq</text:p>
              </table:table-cell>
              <table:table-cell>
                <text:p text:style-name="P8">other banks freq</text:p>
              </table:table-cell>
              <table:table-cell>
                <text:p text:style-name="P8">difference</text:p>
              </table:table-cell>
            </table:table-row>
            <table:table-row table:style-name="ro54" table:default-cell-style-name="ce1">
              <table:table-cell>
                <text:p text:style-name="P8">made a mistake</text:p>
              </table:table-cell>
              <table:table-cell>
                <text:p text:style-name="P9">44</text:p>
              </table:table-cell>
              <table:table-cell>
                <text:p text:style-name="P9">214</text:p>
              </table:table-cell>
              <table:table-cell>
                <text:p text:style-name="P9">121</text:p>
              </table:table-cell>
              <table:table-cell>
                <text:p text:style-name="P9">93</text:p>
              </table:table-cell>
            </table:table-row>
            <table:table-row table:style-name="ro55" table:default-cell-style-name="ce1">
              <table:table-cell>
                <text:p text:style-name="P8">did nothing</text:p>
              </table:table-cell>
              <table:table-cell>
                <text:p text:style-name="P9">38</text:p>
              </table:table-cell>
              <table:table-cell>
                <text:p text:style-name="P9">185</text:p>
              </table:table-cell>
              <table:table-cell>
                <text:p text:style-name="P9">95</text:p>
              </table:table-cell>
              <table:table-cell>
                <text:p text:style-name="P9">90</text:p>
              </table:table-cell>
            </table:table-row>
            <table:table-row table:style-name="ro55" table:default-cell-style-name="ce1">
              <table:table-cell>
                <text:p text:style-name="P8">is fraud</text:p>
              </table:table-cell>
              <table:table-cell>
                <text:p text:style-name="P9">35</text:p>
              </table:table-cell>
              <table:table-cell>
                <text:p text:style-name="P9">171</text:p>
              </table:table-cell>
              <table:table-cell>
                <text:p text:style-name="P9">101</text:p>
              </table:table-cell>
              <table:table-cell>
                <text:p text:style-name="P9">70</text:p>
              </table:table-cell>
            </table:table-row>
            <table:table-row table:style-name="ro56" table:default-cell-style-name="ce1">
              <table:table-cell>
                <text:p text:style-name="P8">is not true</text:p>
              </table:table-cell>
              <table:table-cell>
                <text:p text:style-name="P9">33</text:p>
              </table:table-cell>
              <table:table-cell>
                <text:p text:style-name="P9">161</text:p>
              </table:table-cell>
              <table:table-cell>
                <text:p text:style-name="P9">102</text:p>
              </table:table-cell>
              <table:table-cell>
                <text:p text:style-name="P9">59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4cm" svg:height="2.719cm" svg:x="1.4cm" svg:y="0.837cm" presentation:class="title" presentation:user-transformed="true">
          <draw:text-box>
            <text:p>Verb phrases: payment</text:p>
          </draw:text-box>
        </draw:frame>
        <draw:frame draw:style-name="standard" draw:layer="layout" svg:width="17.662cm" svg:height="6.973cm" svg:x="5.213cm" svg:y="6.015cm">
          <table:table table:template-name="default" table:use-first-row-styles="true" table:use-banding-rows-styles="true">
            <table:table-column table:style-name="co84"/>
            <table:table-column table:style-name="co85"/>
            <table:table-column table:style-name="co86"/>
            <table:table-column table:style-name="co87"/>
            <table:table-column table:style-name="co88"/>
            <table:table-row table:style-name="ro57" table:default-cell-style-name="ce1">
              <table:table-cell>
                <text:p text:style-name="P6">NP</text:p>
              </table:table-cell>
              <table:table-cell>
                <text:p text:style-name="P6">Wells freq</text:p>
              </table:table-cell>
              <table:table-cell>
                <text:p text:style-name="P6">Wells normalized freq</text:p>
              </table:table-cell>
              <table:table-cell>
                <text:p text:style-name="P6">other banks freq</text:p>
              </table:table-cell>
              <table:table-cell>
                <text:p text:style-name="P6">difference</text:p>
              </table:table-cell>
            </table:table-row>
            <table:table-row table:style-name="ro58" table:default-cell-style-name="ce1">
              <table:table-cell>
                <text:p text:style-name="P6">paid on time</text:p>
              </table:table-cell>
              <table:table-cell>
                <text:p text:style-name="P7">45</text:p>
              </table:table-cell>
              <table:table-cell>
                <text:p text:style-name="P7">219</text:p>
              </table:table-cell>
              <table:table-cell>
                <text:p text:style-name="P7">102</text:p>
              </table:table-cell>
              <table:table-cell>
                <text:p text:style-name="P7">117</text:p>
              </table:table-cell>
            </table:table-row>
            <table:table-row table:style-name="ro59" table:default-cell-style-name="ce1">
              <table:table-cell>
                <text:p text:style-name="P6">made a payment</text:p>
              </table:table-cell>
              <table:table-cell>
                <text:p text:style-name="P7">45</text:p>
              </table:table-cell>
              <table:table-cell>
                <text:p text:style-name="P7">219</text:p>
              </table:table-cell>
              <table:table-cell>
                <text:p text:style-name="P7">186</text:p>
              </table:table-cell>
              <table:table-cell>
                <text:p text:style-name="P7">33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analy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word frequency </text:p>
              </text:list-item>
              <text:list-item>
                <text:p>ngram frequency</text:p>
              </text:list-item>
              <text:list-item>
                <text:p>stratification by problem area and ban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6:52:19.726062267</meta:creation-date>
    <dc:date>2017-06-16T10:48:36.940191958</dc:date>
    <meta:editing-duration>PT2H49M53S</meta:editing-duration>
    <meta:editing-cycles>49</meta:editing-cycles>
    <meta:generator>LibreOffice/4.4.6.3$Linux_X86_64 LibreOffice_project/40m0$Build-3</meta:generator>
    <meta:document-statistic meta:object-count="126"/>
  </office:meta>
</office:document-meta>
</file>